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paragraph-properties fo:margin-left="0cm" fo:margin-right="0cm" fo:margin-top="0cm" fo:margin-bottom="0cm" style:contextual-spacing="false" fo:orphans="1" fo:text-indent="0cm" style:auto-text-indent="false"/>
      <style:text-properties loext:padding="0cm" loext:border="non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paragraph-properties fo:margin-left="0.132cm" fo:margin-right="0cm" fo:text-indent="0cm" style:auto-text-indent="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search_for_new_extensions"/>Search for New Extensions</text:h>
      <text:p text:style-name="Text_20_body"><text:span text:style-name="Strong_20_Emphasis">View the </text:span><text:a xlink:type="simple" xlink:href="https://wiki.gdevelop.io/gdevelop5/extensions" text:style-name="Internet_20_link" text:visited-style-name="Visited_20_Internet_20_Link"><text:span text:style-name="Strong_20_Emphasis">list of GDevelop extensions</text:span></text:a>. </text:p>
      <text:p text:style-name="Text_20_body">Finding <text:span text:style-name="Strong_20_Emphasis">new behaviors, conditions, actions or expressions</text:span> for your game in GDevelop is easy. In the <text:a xlink:type="simple" xlink:href="https://wiki.gdevelop.io/gdevelop5/interface/project-manager" text:style-name="Internet_20_link" text:visited-style-name="Visited_20_Internet_20_Link">Project Manager</text:a>, click on “Functions/Behaviors”, then on “Search for new extensions”: </text:p>
      <text:p text:style-name="Text_20_body"><text:s/></text:p>
      <text:p text:style-name="Text_20_body">A dialog will show a search bar and a list of available extensions: </text:p>
      <text:p text:style-name="Text_20_body"><text:s/></text:p>
      <text:p text:style-name="Text_20_body">Type something in the search bar to filter extensions according to what you would like. You can also explore extensions by clicking on the tags below the search bar. </text:p>
      <text:p text:style-name="Text_20_body">Or you can import a extension file with the button <text:span text:style-name="Strong_20_Emphasis">Import Extension</text:span>. </text:p>
      <text:p text:style-name="Text_20_body">Extensions are presented with their names, followed by a short description. This should give you an idea of what the extension can do in your game. </text:p>
      <text:h text:style-name="Heading_20_2" text:outline-level="2"><text:bookmark text:name="install_an_extension"/>Install an extension</text:h>
      <text:p text:style-name="Text_20_body">If you find an interesting extension, click on it to open a window with more details. For example, here is an overview of the “Flash (blink)” extension: </text:p>
      <text:p text:style-name="Text_20_body"><text:s/></text:p>
      <text:p text:style-name="Text_20_body">The description usually explains how to use the extension. Here, it is a behavior that you can add to an object, with an action to make the object flash for a bit of time (like in old platformer, when you are hit by an enemy). </text:p>
      <text:p text:style-name="Text_20_body">Click on <text:span text:style-name="Strong_20_Emphasis">Install in Project</text:span> to download the extension. You can see it is then added to the list of behaviors/functions in the <text:a xlink:type="simple" xlink:href="https://wiki.gdevelop.io/gdevelop5/interface/project-manager" text:style-name="Internet_20_link" text:visited-style-name="Visited_20_Internet_20_Link">Project Manager</text:a>: </text:p>
      <text:p text:style-name="Text_20_body"><text:s/></text:p>
      <text:h text:style-name="Heading_20_2" text:outline-level="2"><text:bookmark text:name="use_the_new_extension"/>Use the new extension</text:h>
      <text:p text:style-name="Text_20_body">Once the extension is installed, you can usually: </text:p>
      <text:list xml:id="list3918754438" text:style-name="L1">
        <text:list-item>
          <text:p text:style-name="P2">Find it in the list of <text:span text:style-name="Strong_20_Emphasis">behaviors</text:span>, when <text:a xlink:type="simple" xlink:href="https://wiki.gdevelop.io/gdevelop5/behaviors" text:style-name="Internet_20_link" text:visited-style-name="Visited_20_Internet_20_Link">adding a new behavior</text:a> to an object.</text:p>
        </text:list-item>
        <text:list-item>
          <text:p text:style-name="P1">Even if no behavior is provided, you'll have some <text:span text:style-name="Strong_20_Emphasis">actions or conditions</text:span>. Find them in the list of actions or conditions when editing an event. The name of the category containing them is the same as the extension.</text:p>
        </text:list-item>
      </text:list>
      <text:p text:style-name="Text_20_body">For example, the <text:span text:style-name="Emphasis">Flash</text:span> extension provides 2 new actions: </text:p>
      <text:p text:style-name="Text_20_body"><text:s/></text:p>
      <text:p text:style-name="Text_20_body">They can be used on objects which have the <text:span text:style-name="Emphasis">Flash</text:span> behavior attached. </text:p>
      <text:h text:style-name="Heading_20_2" text:outline-level="2"><text:bookmark text:name="create_your_own_behaviors_actions_conditions_or_expressions"/><text:soft-page-break/>Create your own behaviors, actions, conditions or expressions</text:h>
      <text:p text:style-name="Text_20_body">It's possible to easily create new extensions, using the same events that you're using in the scenes. It's a powerful feature that allows you to organize your game and extend your objects. </text:p>
      <text:p text:style-name="Text_20_body">Read more about <text:a xlink:type="simple" xlink:href="https://wiki.gdevelop.io/gdevelop5/extensions/create" text:style-name="Internet_20_link" text:visited-style-name="Visited_20_Internet_20_Link">creating your own extensions here</text:a>. </text:p>
      <text:h text:style-name="Heading_20_1" text:outline-level="1"><text:bookmark text:name="add_an_extension_manually"/>Add an extension manually</text:h>
      <text:p text:style-name="Text_20_body">In the panel for searching new extensions, at the bottom of the panel you have a button <text:span text:style-name="Strong_20_Emphasis">IMPORT EXTENSION</text:span>, this will open up a file selector from your , you have to select a file format <text:span text:style-name="Strong_20_Emphasis">.json</text:span>. </text:p>
      <text:p text:style-name="Text_20_body">Once you have selected your file and confirm your choice in the file selector, the extension is added to your project. The behavior/conditions/actions/expressions are now available in GDevelop with the others behaviors or events. </text:p>
      <text:p text:style-name="Standard"/>
      <text:h text:style-name="Heading_20_1" text:outline-level="1">Create <text:span text:style-name="Emphasis">custom</text:span> behaviors</text:h>
      <text:p text:style-name="Text_20_body">In a few clicks, you can create new behaviors for your game objects - using events or JavaScript.</text:p>
      <text:p text:style-name="P3"><draw:frame draw:style-name="fr2" draw:name="Figura7" text:anchor-type="char" svg:x="0cm" svg:width="0.041cm" svg:height="0.041cm" draw:z-index="0"><draw:image xlink:href="https://gdevelop.io/_next/image?url=https%3A%2F%2Fcdn.sanity.io%2Fimages%2Fa389kcxn%2Fgdevelop%2F3ff7ca0304e9f423e979447dcd70c39cb1c8a8d4-2232x1580.png&amp;w=3840&amp;q=75" xlink:type="simple" xlink:show="embed" xlink:actuate="onLoad"/><svg:title>Flash is a custom behavior that is created directly from GDevelop - allowing an object to blink</svg:title></draw:frame></text:p>
      <text:h text:style-name="Heading_20_2" text:outline-level="2">Create custom behaviors - directly from GDevelop editor</text:h>
      <text:p text:style-name="Text_20_body">GDevelop allows you to create new behaviors, using the same events as the ones that you're using to create the rules of your game.</text:p>
      <text:list xml:id="list951829963" text:style-name="L2">
        <text:list-item>
          <text:p text:style-name="P5"><text:span text:style-name="Emphasis">Want enemies to automatically follow the player?</text:span> Create a Follower behavior. 🏃‍♂️</text:p>
        </text:list-item>
        <text:list-item>
          <text:p text:style-name="P5"><text:span text:style-name="Emphasis">Want some rockets to target the player?</text:span> Create a Missile behavior. 🚀</text:p>
        </text:list-item>
        <text:list-item>
          <text:p text:style-name="P4"><text:span text:style-name="Emphasis">Want enemies and the players to have health and take damage?</text:span> Create a Health behavior. 💊</text:p>
        </text:list-item>
      </text:list>
      <text:p text:style-name="Text_20_body">Behaviors can be created for any kind of object, and you can create custom actions and conditions associated to your new behavior.</text:p>
      <text:p text:style-name="P3"><draw:frame draw:style-name="fr2" draw:name="Figura9" text:anchor-type="char" svg:x="0cm" svg:width="0.041cm" svg:height="0.041cm" draw:z-index="1"><draw:image xlink:href="https://gdevelop.io/_next/image?url=https%3A%2F%2Fcdn.sanity.io%2Fimages%2Fa389kcxn%2Fgdevelop%2Fedbaf7d1f890148f7ac6c0711da22fec945dffc9-1148x75.png&amp;w=3840&amp;q=75" xlink:type="simple" xlink:show="embed" xlink:actuate="onLoad"/></draw:frame></text:p>
      <text:p text:style-name="Text_20_body"><text:span text:style-name="Emphasis">An action is exposed by the behavior, and can be used like any other action in the events.</text:span></text:p>
      <text:p text:style-name="Text_20_body"><text:a xlink:type="simple" xlink:href="https://wiki.gdevelop.io/gdevelop5/behaviors/events-based-behaviors" office:target-frame-name="_blank" xlink:show="new" text:style-name="Internet_20_link" text:visited-style-name="Visited_20_Internet_20_Link">Read the documentation about custom behaviors</text:a>.</text:p>
      <text:h text:style-name="Heading_20_2" text:outline-level="2">Import new behaviors, created by the GDevelop community</text:h>
      <text:p text:style-name="Text_20_body">Behaviors, as well as extensions, can be shared between projects. You can <text:span text:style-name="Strong_20_Emphasis">export and import</text:span> them in a few clicks. If your behavior is generic and reusable in multiple games, you can even submit it to be integrated in the growing list of custom behaviors shared by the community.</text:p>
      <text:list xml:id="list2431133275" text:style-name="L3">
        <text:list-item>
          <text:p text:style-name="P7">Create your game by assembling behaviors - <text:span text:style-name="Emphasis">perfect for fast prototyping</text:span></text:p>
        </text:list-item>
        <text:list-item>
          <text:p text:style-name="P6">Progressively create custom behaviors for objects in your game - <text:span text:style-name="Emphasis">ideal for large games and keeping simple events.</text:span></text:p>
        </text:list-item>
      </text:list>
      <text:p text:style-name="Text_20_body"><text:soft-page-break/><text:a xlink:type="simple" xlink:href="https://wiki.gdevelop.io/gdevelop5/extensions/search" office:target-frame-name="_blank" xlink:show="new" text:style-name="Internet_20_link" text:visited-style-name="Visited_20_Internet_20_Link">Learn how to install community extensions</text:a> and <text:a xlink:type="simple" xlink:href="https://gdevelop.io/page/extensions-and-sharing" text:style-name="Internet_20_link" text:visited-style-name="Visited_20_Internet_20_Link">learn more about extensions</text:a>.</text:p>
      <text:p text:style-name="Text_20_body">Want to share your extensions with the community?</text:p>
      <text:p text:style-name="P3"><draw:frame draw:style-name="fr2" draw:name="Figura11" text:anchor-type="char" svg:x="0cm" svg:width="0.041cm" svg:height="0.041cm" draw:z-index="2"><draw:image xlink:href="https://gdevelop.io/_next/image?url=https%3A%2F%2Fcdn.sanity.io%2Fimages%2Fa389kcxn%2Fgdevelop%2Ff3733f9fc4f01ea4605e0b6717d174f7a91810bf-2540x1878.png&amp;w=3840&amp;q=75" xlink:type="simple" xlink:show="embed" xlink:actuate="onLoad"/></draw:frame></text:p>
      <text:p text:style-name="Standard"/>
      <text:h text:style-name="Heading_20_1" text:outline-level="1"><text:bookmark text:name="extensions"/>Extensions</text:h>
      <text:p text:style-name="Text_20_body">GDevelop is built in a flexible way. In addition to <text:a xlink:type="simple" xlink:href="https://wiki.gdevelop.io/gdevelop5/all-features" text:style-name="Internet_20_link" text:visited-style-name="Visited_20_Internet_20_Link">core features</text:a>, new capabilities are provided by extensions. Extensions can contain objects, behaviors, actions, conditions, expressions or events. </text:p>
      <text:p text:style-name="Text_20_body"><text:a xlink:type="simple" xlink:href="https://wiki.gdevelop.io/gdevelop5/extensions/search" text:style-name="Internet_20_link" text:visited-style-name="Visited_20_Internet_20_Link">Directly from GDevelop</text:a>, you have access to a collection of community created extensions, listed here. You can also <text:a xlink:type="simple" xlink:href="https://wiki.gdevelop.io/gdevelop5/extensions/create" text:style-name="Internet_20_link" text:visited-style-name="Visited_20_Internet_20_Link">create</text:a>, directly in your project, new behaviors, actions, conditions or expressions for your game. </text:p>
      <text:h text:style-name="Heading_20_2" text:outline-level="2"><text:bookmark text:name="reviewed_extensions"/>Reviewed extensions</text:h>
      <text:h text:style-name="Heading_20_3" text:outline-level="3"><text:bookmark text:name="ads"/>Ads</text:h>
      <text:h text:style-name="Heading_20_4" text:outline-level="4"><text:bookmark text:name="mobile_in-app_purchase_experimental"/>Mobile In-App Purchase (experimental)</text:h>
      <text:p text:style-name="Text_20_body"><text:s/>Add items to buy directly in your game (“In-App Purchase”), for games published on Android or iOS. </text:p>
      <text:p text:style-name="Text_20_body"><text:a xlink:type="simple" xlink:href="http://wiki.compilgames.net/doku.php/gdevelop5/extensions/in-app-purchase" text:style-name="Internet_20_link" text:visited-style-name="Visited_20_Internet_20_Link">Read more...</text:a> (<text:a xlink:type="simple" xlink:href="https://wiki.gdevelop.io/gdevelop5/extensions/in-app-purchase/reference" text:style-name="Internet_20_link" text:visited-style-name="Visited_20_Internet_20_Link">reference</text:a>) </text:p>
      <text:h text:style-name="Heading_20_3" text:outline-level="3"><text:bookmark text:name="advanced"/>Advanced</text:h>
      <text:h text:style-name="Heading_20_4" text:outline-level="4"><text:bookmark text:name="base_conversion"/>Base conversion</text:h>
      <text:p text:style-name="Text_20_body"><text:s/>Provides conversion expressions for numbers in different bases. </text:p>
      <text:p text:style-name="Text_20_body"><text:a xlink:type="simple" xlink:href="https://wiki.gdevelop.io/gdevelop5/extensions/base-conversion/reference" text:style-name="Internet_20_link" text:visited-style-name="Visited_20_Internet_20_Link">Read more...</text:a> </text:p>
      <text:h text:style-name="Heading_20_4" text:outline-level="4"><text:bookmark text:name="color_conversion"/>Color Conversion</text:h>
      <text:p text:style-name="Text_20_body"><text:s/>Expressions to convert color values between various formats (RGB, HSV, HSL, named colors) and get colors between 2 others. </text:p>
      <text:p text:style-name="Text_20_body"><text:a xlink:type="simple" xlink:href="https://wiki.gdevelop.io/gdevelop5/extensions/color-conversion/reference" text:style-name="Internet_20_link" text:visited-style-name="Visited_20_Internet_20_Link">Read more...</text:a> </text:p>
      <text:h text:style-name="Heading_20_4" text:outline-level="4"><text:bookmark text:name="compressor"/>Compressor</text:h>
      <text:p text:style-name="Text_20_body"><text:s/>Compress and decompress strings. </text:p>
      <text:p text:style-name="Text_20_body"><text:a xlink:type="simple" xlink:href="https://wiki.gdevelop.io/gdevelop5/extensions/compressor/reference" text:style-name="Internet_20_link" text:visited-style-name="Visited_20_Internet_20_Link">Read more...</text:a> </text:p>
      <text:h text:style-name="Heading_20_4" text:outline-level="4"><text:bookmark text:name="current_game_version"/>Current game version</text:h>
      <text:p text:style-name="Text_20_body"><text:s/>Get the current game version from GDevelop game properties. </text:p>
      <text:p text:style-name="Text_20_body"><text:a xlink:type="simple" xlink:href="https://wiki.gdevelop.io/gdevelop5/extensions/current-game-version/reference" text:style-name="Internet_20_link" text:visited-style-name="Visited_20_Internet_20_Link">Read more...</text:a> </text:p>
      <text:h text:style-name="Heading_20_4" text:outline-level="4"><text:bookmark text:name="pathfinding_painter"/><text:soft-page-break/>Pathfinding painter</text:h>
      <text:p text:style-name="Text_20_body"><text:s/>Draw the pathfinding of an object using a shape painter. </text:p>
      <text:p text:style-name="Text_20_body"><text:a xlink:type="simple" xlink:href="https://wiki.gdevelop.io/gdevelop5/extensions/draw-pathfinding/reference" text:style-name="Internet_20_link" text:visited-style-name="Visited_20_Internet_20_Link">Read more...</text:a> </text:p>
      <text:h text:style-name="Heading_20_4" text:outline-level="4"><text:bookmark text:name="extended_math_support"/>Extended math support</text:h>
      <text:p text:style-name="Text_20_body"><text:s/>Additional math functions and constants as expressions and conditions. </text:p>
      <text:p text:style-name="Text_20_body"><text:a xlink:type="simple" xlink:href="https://wiki.gdevelop.io/gdevelop5/extensions/extended-math/reference" text:style-name="Internet_20_link" text:visited-style-name="Visited_20_Internet_20_Link">Read more...</text:a> </text:p>
      <text:h text:style-name="Heading_20_4" text:outline-level="4"><text:bookmark text:name="fps"/>FPS</text:h>
      <text:p text:style-name="Text_20_body"><text:s/>Adds expressions and a behavior to get and display the game FPS. </text:p>
      <text:p text:style-name="Text_20_body"><text:a xlink:type="simple" xlink:href="https://wiki.gdevelop.io/gdevelop5/extensions/fps/reference" text:style-name="Internet_20_link" text:visited-style-name="Visited_20_Internet_20_Link">Read more...</text:a> </text:p>
      <text:h text:style-name="Heading_20_4" text:outline-level="4"><text:bookmark text:name="game_properties_data"/>Game properties data</text:h>
      <text:p text:style-name="Text_20_body"><text:s/>Get Version, Title, Publisher name, PackageName from properties tab. </text:p>
      <text:p text:style-name="Text_20_body"><text:a xlink:type="simple" xlink:href="https://github.com/UlisesFreitas/Get-Properties-Data/" text:style-name="Internet_20_link" text:visited-style-name="Visited_20_Internet_20_Link">Read more...</text:a> (<text:a xlink:type="simple" xlink:href="https://wiki.gdevelop.io/gdevelop5/extensions/get-properties-data/reference" text:style-name="Internet_20_link" text:visited-style-name="Visited_20_Internet_20_Link">reference</text:a>) </text:p>
      <text:h text:style-name="Heading_20_4" text:outline-level="4"><text:bookmark text:name="hash"/>Hash</text:h>
      <text:p text:style-name="Text_20_body"><text:s/>Hash with MD5 or SHA256. </text:p>
      <text:p text:style-name="Text_20_body"><text:a xlink:type="simple" xlink:href="https://wiki.gdevelop.io/gdevelop5/extensions/hash/reference" text:style-name="Internet_20_link" text:visited-style-name="Visited_20_Internet_20_Link">Read more...</text:a> </text:p>
      <text:h text:style-name="Heading_20_4" text:outline-level="4"><text:bookmark text:name="random_color_generator"/>Random Color Generator</text:h>
      <text:p text:style-name="Text_20_body"><text:s/>Create a random color for a scene, an object, or any other color input. </text:p>
      <text:p text:style-name="Text_20_body"><text:a xlink:type="simple" xlink:href="https://wiki.gdevelop.io/gdevelop5/extensions/random-color/reference" text:style-name="Internet_20_link" text:visited-style-name="Visited_20_Internet_20_Link">Read more...</text:a> </text:p>
      <text:h text:style-name="Heading_20_4" text:outline-level="4"><text:bookmark text:name="read_pixels"/>Read pixels</text:h>
      <text:p text:style-name="Text_20_body"><text:s/>Read the values of pixels on the screen. </text:p>
      <text:p text:style-name="Text_20_body"><text:a xlink:type="simple" xlink:href="https://wiki.gdevelop.io/gdevelop5/extensions/read-pixels/reference" text:style-name="Internet_20_link" text:visited-style-name="Visited_20_Internet_20_Link">Read more...</text:a> </text:p>
      <text:h text:style-name="Heading_20_4" text:outline-level="4"><text:bookmark text:name="record"/>Record</text:h>
      <text:p text:style-name="Text_20_body"><text:s/>Adds events to record the game and players download the clips. Works on desktop, and in the browser. </text:p>
      <text:p text:style-name="Text_20_body"><text:a xlink:type="simple" xlink:href="https://wiki.gdevelop.io/gdevelop5/extensions/record/reference" text:style-name="Internet_20_link" text:visited-style-name="Visited_20_Internet_20_Link">Read more...</text:a> </text:p>
      <text:h text:style-name="Heading_20_4" text:outline-level="4"><text:bookmark text:name="regular_expressions"/>Regular Expressions</text:h>
      <text:p text:style-name="Text_20_body"><text:s/>Functions for using regular expressions to manipulate strings. </text:p>
      <text:p text:style-name="Text_20_body"><text:a xlink:type="simple" xlink:href="https://wiki.gdevelop.io/gdevelop5/extensions/reg-ex/reference" text:style-name="Internet_20_link" text:visited-style-name="Visited_20_Internet_20_Link">Read more...</text:a> </text:p>
      <text:h text:style-name="Heading_20_4" text:outline-level="4"><text:bookmark text:name="sprite_snapshot"/>Sprite Snapshot</text:h>
      <text:p text:style-name="Text_20_body"><text:s/>Renders an object, layer, scene or an area of a scene and puts the resulting image into a sprite. </text:p>
      <text:p text:style-name="Text_20_body"><text:a xlink:type="simple" xlink:href="https://wiki.gdevelop.io/gdevelop5/extensions/render-to-sprite/reference" text:style-name="Internet_20_link" text:visited-style-name="Visited_20_Internet_20_Link">Read more...</text:a> </text:p>
      <text:h text:style-name="Heading_20_4" text:outline-level="4"><text:bookmark text:name="rotate_a_string_13_characters"/><text:soft-page-break/>Rotate a string 13 characters</text:h>
      <text:p text:style-name="Text_20_body"><text:s/>This extension rotates all alphabetic characters in a string by 13 characters. </text:p>
      <text:p text:style-name="Text_20_body"><text:a xlink:type="simple" xlink:href="https://wiki.gdevelop.io/gdevelop5/extensions/rotate13/reference" text:style-name="Internet_20_link" text:visited-style-name="Visited_20_Internet_20_Link">Read more...</text:a> </text:p>
      <text:h text:style-name="Heading_20_4" text:outline-level="4"><text:bookmark text:name="sprite_sheet_animations"/>Sprite Sheet Animations</text:h>
      <text:p text:style-name="Text_20_body"><text:s/>Animate a tiled sprite from a sprite sheet. </text:p>
      <text:p text:style-name="Text_20_body"><text:a xlink:type="simple" xlink:href="https://wiki.gdevelop.io/gdevelop5/extensions/sprite-sheet/reference" text:style-name="Internet_20_link" text:visited-style-name="Visited_20_Internet_20_Link">Read more...</text:a> </text:p>
      <text:h text:style-name="Heading_20_4" text:outline-level="4"><text:bookmark text:name="unique_identifiers"/>Unique Identifiers</text:h>
      <text:p text:style-name="Text_20_body"><text:s/>A collection of UID generation expressions. </text:p>
      <text:p text:style-name="Text_20_body"><text:a xlink:type="simple" xlink:href="https://wiki.gdevelop.io/gdevelop5/extensions/uuid/reference" text:style-name="Internet_20_link" text:visited-style-name="Visited_20_Internet_20_Link">Read more...</text:a> </text:p>
      <text:h text:style-name="Heading_20_4" text:outline-level="4"><text:bookmark text:name="unicode"/>Unicode</text:h>
      <text:p text:style-name="Text_20_body"><text:s/>Provides conversion tools for Ascii and Unicode characters. </text:p>
      <text:p text:style-name="Text_20_body"><text:a xlink:type="simple" xlink:href="https://wiki.gdevelop.io/gdevelop5/extensions/unicode-conversion/reference" text:style-name="Internet_20_link" text:visited-style-name="Visited_20_Internet_20_Link">Read more...</text:a> </text:p>
      <text:h text:style-name="Heading_20_3" text:outline-level="3"><text:bookmark text:name="audio"/>Audio</text:h>
      <text:h text:style-name="Heading_20_4" text:outline-level="4"><text:bookmark text:name="text-to-speech"/>Text-to-Speech</text:h>
      <text:p text:style-name="Text_20_body"><text:s/>An extension to enable the use of Text-to-Speech features. </text:p>
      <text:p text:style-name="Text_20_body"><text:a xlink:type="simple" xlink:href="https://wiki.gdevelop.io/gdevelop5/extensions/text-to-speech/reference" text:style-name="Internet_20_link" text:visited-style-name="Visited_20_Internet_20_Link">Read more...</text:a> </text:p>
      <text:h text:style-name="Heading_20_3" text:outline-level="3"><text:bookmark text:name="camera"/>Camera</text:h>
      <text:h text:style-name="Heading_20_4" text:outline-level="4"><text:bookmark text:name="camera_impulse"/>Camera impulse</text:h>
      <text:p text:style-name="Text_20_body"><text:s/>Move the camera following an impulse trajectory. </text:p>
      <text:p text:style-name="Text_20_body"><text:a xlink:type="simple" xlink:href="https://wiki.gdevelop.io/gdevelop5/extensions/camera-impulse/reference" text:style-name="Internet_20_link" text:visited-style-name="Visited_20_Internet_20_Link">Read more...</text:a> </text:p>
      <text:h text:style-name="Heading_20_4" text:outline-level="4"><text:bookmark text:name="camera_shake"/>Camera shake</text:h>
      <text:p text:style-name="Text_20_body"><draw:frame draw:style-name="fr1" draw:name="Figura25" text:anchor-type="as-char" svg:width="1.27cm" svg:height="1.27cm" draw:z-index="3"><draw:image xlink:href="https://wiki.gdevelop.io/lib/exe/fetch.php?w=48&amp;h=48&amp;tok=b86b7b&amp;media=https%3A%2F%2Fresources.gdevelop-app.com%2Fassets%2FIcons%2Fvector-difference-ab.svg%3F%26.png" xlink:type="simple" xlink:show="embed" xlink:actuate="onLoad"/></draw:frame><text:s/>Shake layer cameras with translation, rotation and zoom. </text:p>
      <text:p text:style-name="Text_20_body"><text:a xlink:type="simple" xlink:href="https://wiki.gdevelop.io/gdevelop5/extensions/camera-shake/reference" text:style-name="Internet_20_link" text:visited-style-name="Visited_20_Internet_20_Link">Read more...</text:a> </text:p>
      <text:h text:style-name="Heading_20_4" text:outline-level="4"><text:bookmark text:name="camera_zoom"/>Camera Zoom</text:h>
      <text:p text:style-name="Text_20_body"><text:s/>Allows to zoom camera on a layer with a speed (factor per second). </text:p>
      <text:p text:style-name="Text_20_body"><text:a xlink:type="simple" xlink:href="https://wiki.gdevelop.io/gdevelop5/extensions/camera-zoom/reference" text:style-name="Internet_20_link" text:visited-style-name="Visited_20_Internet_20_Link">Read more...</text:a> </text:p>
      <text:h text:style-name="Heading_20_4" text:outline-level="4"><text:bookmark text:name="copy_camera_settings"/>Copy camera settings</text:h>
      <text:p text:style-name="Text_20_body"><text:s/>Copy the camera settings of a layer and apply them to another layer. </text:p>
      <text:p text:style-name="Text_20_body"><text:a xlink:type="simple" xlink:href="https://wiki.gdevelop.io/gdevelop5/extensions/copy-camera-settings/reference" text:style-name="Internet_20_link" text:visited-style-name="Visited_20_Internet_20_Link">Read more...</text:a> </text:p>
      <text:h text:style-name="Heading_20_4" text:outline-level="4"><text:bookmark text:name="drag_camera_with_the_mouse_or_touchscreen"/><text:soft-page-break/>Drag camera with the mouse (or touchscreen)</text:h>
      <text:p text:style-name="Text_20_body"><text:s/>Move a camera by dragging the mouse (or touchscreen). </text:p>
      <text:p text:style-name="Text_20_body"><text:a xlink:type="simple" xlink:href="https://wiki.gdevelop.io/gdevelop5/extensions/drag-camera-with-pointer/reference" text:style-name="Internet_20_link" text:visited-style-name="Visited_20_Internet_20_Link">Read more...</text:a> </text:p>
      <text:h text:style-name="Heading_20_4" text:outline-level="4"><text:bookmark text:name="edge_scroll_camera"/>Edge scroll camera</text:h>
      <text:p text:style-name="Text_20_body"><text:s/>Scroll camera when cursor is near edge of screen. </text:p>
      <text:p text:style-name="Text_20_body"><text:a xlink:type="simple" xlink:href="https://wiki.gdevelop.io/gdevelop5/extensions/edge-scroll-camera/reference" text:style-name="Internet_20_link" text:visited-style-name="Visited_20_Internet_20_Link">Read more...</text:a> </text:p>
      <text:h text:style-name="Heading_20_4" text:outline-level="4"><text:bookmark text:name="follow_multiple_objects_with_camera"/>Follow multiple objects with camera</text:h>
      <text:p text:style-name="Text_20_body"><text:s/>Change the zoom and position of the camera to keep all instances of an object (or object group) on the screen. </text:p>
      <text:p text:style-name="Text_20_body"><text:a xlink:type="simple" xlink:href="https://wiki.gdevelop.io/gdevelop5/extensions/follow-objects-with-camera/reference" text:style-name="Internet_20_link" text:visited-style-name="Visited_20_Internet_20_Link">Read more...</text:a> </text:p>
      <text:h text:style-name="Heading_20_4" text:outline-level="4"><text:bookmark text:name="parallax_for_tiled_sprite"/>Parallax for Tiled Sprite</text:h>
      <text:p text:style-name="Text_20_body"><text:s/>Behaviors to animate Tiled Sprite objects in the background, following the camera with a parallax effect. </text:p>
      <text:p text:style-name="Text_20_body"><text:a xlink:type="simple" xlink:href="https://wiki.gdevelop.io/gdevelop5/extensions/parallax/reference" text:style-name="Internet_20_link" text:visited-style-name="Visited_20_Internet_20_Link">Read more...</text:a> </text:p>
      <text:h text:style-name="Heading_20_4" text:outline-level="4"><text:bookmark text:name="room-based_camera_movement"/>Room-based camera movement</text:h>
      <text:p text:style-name="Text_20_body"><text:s/>Move and zoom camera to the room object that contains the trigger object (usually the player). </text:p>
      <text:p text:style-name="Text_20_body"><text:a xlink:type="simple" xlink:href="https://victrisgames.itch.io/room-based-camera-movement" text:style-name="Internet_20_link" text:visited-style-name="Visited_20_Internet_20_Link">Read more...</text:a> (<text:a xlink:type="simple" xlink:href="https://wiki.gdevelop.io/gdevelop5/extensions/room-based-camera-movement/reference" text:style-name="Internet_20_link" text:visited-style-name="Visited_20_Internet_20_Link">reference</text:a>) </text:p>
      <text:h text:style-name="Heading_20_4" text:outline-level="4"><text:bookmark text:name="smooth_camera"/>Smooth Camera</text:h>
      <text:p text:style-name="Text_20_body"><text:s/>Smoothly scroll to follow an object. </text:p>
      <text:p text:style-name="Text_20_body"><text:a xlink:type="simple" xlink:href="https://wiki.gdevelop.io/gdevelop5/extensions/smooth-camera/reference" text:style-name="Internet_20_link" text:visited-style-name="Visited_20_Internet_20_Link">Read more...</text:a> </text:p>
      <text:h text:style-name="Heading_20_3" text:outline-level="3"><text:bookmark text:name="game_mechanic"/>Game mechanic</text:h>
      <text:h text:style-name="Heading_20_4" text:outline-level="4"><text:bookmark text:name="checkpoints"/>Checkpoints</text:h>
      <text:p text:style-name="Text_20_body"><text:s/>A position checkpoint for instances. </text:p>
      <text:p text:style-name="Text_20_body"><text:a xlink:type="simple" xlink:href="http://elairyx.com/gdev-ext/checkpoints.html" text:style-name="Internet_20_link" text:visited-style-name="Visited_20_Internet_20_Link">Read more...</text:a> (<text:a xlink:type="simple" xlink:href="https://wiki.gdevelop.io/gdevelop5/extensions/checkpoints/reference" text:style-name="Internet_20_link" text:visited-style-name="Visited_20_Internet_20_Link">reference</text:a>) </text:p>
      <text:h text:style-name="Heading_20_4" text:outline-level="4"><text:bookmark text:name="create_multiple_copies_of_an_object"/>Create multiple copies of an object</text:h>
      <text:p text:style-name="Text_20_body"><text:s/>Select the object, choose the number of rows and columns, the spacing between rows and columns, the top left starting point, the layer to create the objects on, and the z-order of the objects. </text:p>
      <text:p text:style-name="Text_20_body"><text:a xlink:type="simple" xlink:href="https://wiki.gdevelop.io/gdevelop5/extensions/create-multiple-copies-of-object/reference" text:style-name="Internet_20_link" text:visited-style-name="Visited_20_Internet_20_Link">Read more...</text:a> </text:p>
      <text:h text:style-name="Heading_20_4" text:outline-level="4"><text:bookmark text:name="dungeon_generator"/>Dungeon generator</text:h>
      <text:p text:style-name="Text_20_body"><text:s/>Create a procedurally generated dungeon. Includes two layouts: “rooms and hallways” and “dungeon cave”. </text:p>
      <text:p text:style-name="Text_20_body"><text:a xlink:type="simple" xlink:href="https://victrisgames.itch.io/extension-dungeon-generator" text:style-name="Internet_20_link" text:visited-style-name="Visited_20_Internet_20_Link">Read more...</text:a> (<text:a xlink:type="simple" xlink:href="https://wiki.gdevelop.io/gdevelop5/extensions/dungeon-generator/reference" text:style-name="Internet_20_link" text:visited-style-name="Visited_20_Internet_20_Link">reference</text:a>) </text:p>
      <text:h text:style-name="Heading_20_4" text:outline-level="4"><text:bookmark text:name="fire_bullets"/><text:soft-page-break/>Fire bullets</text:h>
      <text:p text:style-name="Text_20_body"><text:s/>Fire bullets, manage ammo, reloading, and overheating. </text:p>
      <text:p text:style-name="Text_20_body"><text:a xlink:type="simple" xlink:href="https://gdevelop.io/game-example/fire-bullet" text:style-name="Internet_20_link" text:visited-style-name="Visited_20_Internet_20_Link">Read more...</text:a> (<text:a xlink:type="simple" xlink:href="https://wiki.gdevelop.io/gdevelop5/extensions/fire-bullet/reference" text:style-name="Internet_20_link" text:visited-style-name="Visited_20_Internet_20_Link">reference</text:a>) </text:p>
      <text:h text:style-name="Heading_20_4" text:outline-level="4"><text:bookmark text:name="health_points_and_damage"/>Health points and damage</text:h>
      <text:p text:style-name="Text_20_body"><text:s/>Manage health points and damage, including a protective shield and armor. </text:p>
      <text:p text:style-name="Text_20_body"><text:a xlink:type="simple" xlink:href="https://wiki.gdevelop.io/gdevelop5/extensions/health/reference" text:style-name="Internet_20_link" text:visited-style-name="Visited_20_Internet_20_Link">Read more...</text:a> </text:p>
      <text:h text:style-name="Heading_20_4" text:outline-level="4"><text:bookmark text:name="hexagonal_grid"/>Hexagonal grid</text:h>
      <text:p text:style-name="Text_20_body"><text:s/>Action to snap objects to a virtual hexagonal grid during the game. </text:p>
      <text:p text:style-name="Text_20_body"><text:a xlink:type="simple" xlink:href="https://wiki.gdevelop.io/gdevelop5/extensions/hexagonal-grid/reference" text:style-name="Internet_20_link" text:visited-style-name="Visited_20_Internet_20_Link">Read more...</text:a> </text:p>
      <text:h text:style-name="Heading_20_4" text:outline-level="4"><text:bookmark text:name="idle_object_tracker"/>Idle object tracker</text:h>
      <text:p text:style-name="Text_20_body"><text:s/>Check if an object has not moved (with some, customizable, tolerance) for a certain duration (1 second by default). </text:p>
      <text:p text:style-name="Text_20_body"><text:a xlink:type="simple" xlink:href="https://wiki.gdevelop.io/gdevelop5/extensions/idle-tracker/reference" text:style-name="Internet_20_link" text:visited-style-name="Visited_20_Internet_20_Link">Read more...</text:a> </text:p>
      <text:h text:style-name="Heading_20_4" text:outline-level="4"><text:bookmark text:name="object_is_on_screen_detection"/>Object "Is On Screen" Detection</text:h>
      <text:p text:style-name="Text_20_body"><text:s/>This adds a condition to detect if an object is on screen based off its current layer. </text:p>
      <text:p text:style-name="Text_20_body"><text:a xlink:type="simple" xlink:href="https://wiki.gdevelop.io/gdevelop5/extensions/is-on-screen/reference" text:style-name="Internet_20_link" text:visited-style-name="Visited_20_Internet_20_Link">Read more...</text:a> </text:p>
      <text:h text:style-name="Heading_20_4" text:outline-level="4"><text:bookmark text:name="linked_objects_tools"/>Linked Objects Tools</text:h>
      <text:p text:style-name="Text_20_body"><text:s/>Conditions to use Linked Objects as a graph and a path finding movement behavior. </text:p>
      <text:p text:style-name="Text_20_body"><text:a xlink:type="simple" xlink:href="http://wiki.compilgames.net/doku.php/gdevelop5/all-features/extensions/linked-objects-tools" text:style-name="Internet_20_link" text:visited-style-name="Visited_20_Internet_20_Link">Read more...</text:a> (<text:a xlink:type="simple" xlink:href="https://wiki.gdevelop.io/gdevelop5/extensions/link-tools/reference" text:style-name="Internet_20_link" text:visited-style-name="Visited_20_Internet_20_Link">reference</text:a>) </text:p>
      <text:h text:style-name="Heading_20_4" text:outline-level="4"><text:bookmark text:name="noise_generator"/>Noise generator</text:h>
      <text:p text:style-name="Text_20_body"><text:s/>Expressions for generating Simplex noise values. Useful for procedural generation. </text:p>
      <text:p text:style-name="Text_20_body"><text:a xlink:type="simple" xlink:href="https://wiki.gdevelop.io/gdevelop5/tutorials/procedural-generation" text:style-name="Internet_20_link" text:visited-style-name="Visited_20_Internet_20_Link">Read more...</text:a> (<text:a xlink:type="simple" xlink:href="https://wiki.gdevelop.io/gdevelop5/extensions/noise/reference" text:style-name="Internet_20_link" text:visited-style-name="Visited_20_Internet_20_Link">reference</text:a>) </text:p>
      <text:h text:style-name="Heading_20_4" text:outline-level="4"><text:bookmark text:name="object_spawner"/>Object spawner</text:h>
      <text:p text:style-name="Text_20_body"><text:s/>Spawn (create) objects periodically. </text:p>
      <text:p text:style-name="Text_20_body"><text:a xlink:type="simple" xlink:href="https://wiki.gdevelop.io/gdevelop5/extensions/object-spawner/reference" text:style-name="Internet_20_link" text:visited-style-name="Visited_20_Internet_20_Link">Read more...</text:a> </text:p>
      <text:h text:style-name="Heading_20_4" text:outline-level="4"><text:bookmark text:name="object_stack"/>Object Stack</text:h>
      <text:p text:style-name="Text_20_body"><text:s/>An ordered list of objects and a shuffle action. </text:p>
      <text:p text:style-name="Text_20_body"><text:a xlink:type="simple" xlink:href="https://wiki.gdevelop.io/gdevelop5/extensions/object-stack/reference" text:style-name="Internet_20_link" text:visited-style-name="Visited_20_Internet_20_Link">Read more...</text:a> </text:p>
      <text:h text:style-name="Heading_20_4" text:outline-level="4"><text:bookmark text:name="rts-like_unit_selection"/>RTS-like unit selection</text:h>
      <text:p text:style-name="Text_20_body"><text:s/>Allow player to select units by clicking on them or dragging a selection box. </text:p>
      <text:p text:style-name="Text_20_body"><text:a xlink:type="simple" xlink:href="https://victrisgames.itch.io/rts-like-unit-selection" text:style-name="Internet_20_link" text:visited-style-name="Visited_20_Internet_20_Link">Read more...</text:a> (<text:a xlink:type="simple" xlink:href="https://wiki.gdevelop.io/gdevelop5/extensions/rtsunit-selection/reference" text:style-name="Internet_20_link" text:visited-style-name="Visited_20_Internet_20_Link">reference</text:a>) </text:p>
      <text:h text:style-name="Heading_20_4" text:outline-level="4"><text:bookmark text:name="rectangular_flood_fill"/><text:soft-page-break/>Rectangular flood fill</text:h>
      <text:p text:style-name="Text_20_body"><text:s/>Create fill objects that cover the rectangular area of target objects. </text:p>
      <text:p text:style-name="Text_20_body"><text:a xlink:type="simple" xlink:href="https://victrisgames.itch.io/rectangular-flood-fill" text:style-name="Internet_20_link" text:visited-style-name="Visited_20_Internet_20_Link">Read more...</text:a> (<text:a xlink:type="simple" xlink:href="https://wiki.gdevelop.io/gdevelop5/extensions/rectangular-flood-fill/reference" text:style-name="Internet_20_link" text:visited-style-name="Visited_20_Internet_20_Link">reference</text:a>) </text:p>
      <text:h text:style-name="Heading_20_4" text:outline-level="4"><text:bookmark text:name="snap_objects_to_a_virtual_grid"/>Snap objects to a virtual grid</text:h>
      <text:p text:style-name="Text_20_body"><text:s/>Action to snap objects to a virtual grid during the game. </text:p>
      <text:p text:style-name="Text_20_body"><text:a xlink:type="simple" xlink:href="https://wiki.gdevelop.io/gdevelop5/extensions/snap-to-grid/reference" text:style-name="Internet_20_link" text:visited-style-name="Visited_20_Internet_20_Link">Read more...</text:a> </text:p>
      <text:h text:style-name="Heading_20_4" text:outline-level="4"><text:bookmark text:name="values_of_multiple_objects"/>Values of multiple objects</text:h>
      <text:p text:style-name="Text_20_body"><text:s/>Values of picked object instances (including position, size, force and angle). </text:p>
      <text:p text:style-name="Text_20_body"><text:a xlink:type="simple" xlink:href="https://victrisgames.itch.io/values-of-multiple-objects" text:style-name="Internet_20_link" text:visited-style-name="Visited_20_Internet_20_Link">Read more...</text:a> (<text:a xlink:type="simple" xlink:href="https://wiki.gdevelop.io/gdevelop5/extensions/values-of-multiple-objects/reference" text:style-name="Internet_20_link" text:visited-style-name="Visited_20_Internet_20_Link">reference</text:a>) </text:p>
      <text:h text:style-name="Heading_20_3" text:outline-level="3"><text:bookmark text:name="general"/>General</text:h>
      <text:h text:style-name="Heading_20_4" text:outline-level="4"><text:bookmark text:name="array_tools"/>Array tools</text:h>
      <text:p text:style-name="Text_20_body"><text:s/>A collection of utilities and tools for working with arrays. </text:p>
      <text:p text:style-name="Text_20_body"><text:a xlink:type="simple" xlink:href="https://wiki.gdevelop.io/gdevelop5/extensions/array-tools/reference" text:style-name="Internet_20_link" text:visited-style-name="Visited_20_Internet_20_Link">Read more...</text:a> </text:p>
      <text:h text:style-name="Heading_20_4" text:outline-level="4"><text:bookmark text:name="choose_a_random_value"/>Choose a random value</text:h>
      <text:p text:style-name="Text_20_body"><text:s/>Choose a random value in a list of strings or numbers. </text:p>
      <text:p text:style-name="Text_20_body"><text:a xlink:type="simple" xlink:href="https://wiki.gdevelop.io/gdevelop5/extensions/choose/reference" text:style-name="Internet_20_link" text:visited-style-name="Visited_20_Internet_20_Link">Read more...</text:a> </text:p>
      <text:h text:style-name="Heading_20_4" text:outline-level="4"><text:bookmark text:name="extended_variables_support"/>Extended variables support</text:h>
      <text:p text:style-name="Text_20_body"><text:s/>Add conditions, actions and expressions to check for the existence of a variable, copy variables, delete existing ones from memory, and create dynamic variables. </text:p>
      <text:p text:style-name="Text_20_body"><text:a xlink:type="simple" xlink:href="https://wiki.gdevelop.io/gdevelop5/extensions/extended-variables/reference" text:style-name="Internet_20_link" text:visited-style-name="Visited_20_Internet_20_Link">Read more...</text:a> </text:p>
      <text:h text:style-name="Heading_20_4" text:outline-level="4"><text:bookmark text:name="repeat_every_x_seconds"/>Repeat every X seconds</text:h>
      <text:p text:style-name="Text_20_body"><text:s/>This allows to trigger an event every X seconds. </text:p>
      <text:p text:style-name="Text_20_body"><text:a xlink:type="simple" xlink:href="https://wiki.gdevelop.io/gdevelop5/extensions/repeat-every-xseconds/reference" text:style-name="Internet_20_link" text:visited-style-name="Visited_20_Internet_20_Link">Read more...</text:a> </text:p>
      <text:h text:style-name="Heading_20_4" text:outline-level="4"><text:bookmark text:name="sway"/>Sway</text:h>
      <text:p text:style-name="Text_20_body"><text:s/>A behavior to make objects (like grass) sway randomly. </text:p>
      <text:p text:style-name="Text_20_body"><text:a xlink:type="simple" xlink:href="https://liluo.io/bubble/swayexamples" text:style-name="Internet_20_link" text:visited-style-name="Visited_20_Internet_20_Link">Read more...</text:a> (<text:a xlink:type="simple" xlink:href="https://wiki.gdevelop.io/gdevelop5/extensions/sway/reference" text:style-name="Internet_20_link" text:visited-style-name="Visited_20_Internet_20_Link">reference</text:a>) </text:p>
      <text:h text:style-name="Heading_20_3" text:outline-level="3"><text:bookmark text:name="input"/>Input</text:h>
      <text:h text:style-name="Heading_20_4" text:outline-level="4"><text:bookmark text:name="back_button"/>Back button</text:h>
      <text:p text:style-name="Text_20_body"><text:s/>Adds interactions with the back button. </text:p>
      <text:p text:style-name="Text_20_body"><text:a xlink:type="simple" xlink:href="https://wiki.gdevelop.io/gdevelop5/extensions/back-button/reference" text:style-name="Internet_20_link" text:visited-style-name="Visited_20_Internet_20_Link">Read more...</text:a> </text:p>
      <text:h text:style-name="Heading_20_4" text:outline-level="4"><text:bookmark text:name="behavior_remapper"/><text:soft-page-break/>Behavior Remapper</text:h>
      <text:p text:style-name="Text_20_body"><text:s/>Quickly remap Behavior controls to different keys. </text:p>
      <text:p text:style-name="Text_20_body"><text:a xlink:type="simple" xlink:href="https://wiki.gdevelop.io/gdevelop5/extensions/behavior-remapper/reference" text:style-name="Internet_20_link" text:visited-style-name="Visited_20_Internet_20_Link">Read more...</text:a> </text:p>
      <text:h text:style-name="Heading_20_4" text:outline-level="4"><text:bookmark text:name="cursor_movement_conditions"/>Cursor movement conditions</text:h>
      <text:p text:style-name="Text_20_body"><text:s/>Conditions to check the cursor movement (still or moving). </text:p>
      <text:p text:style-name="Text_20_body"><text:a xlink:type="simple" xlink:href="https://wiki.gdevelop.io/gdevelop5/extensions/cursor-movement/reference" text:style-name="Internet_20_link" text:visited-style-name="Visited_20_Internet_20_Link">Read more...</text:a> </text:p>
      <text:h text:style-name="Heading_20_4" text:outline-level="4"><text:bookmark text:name="double-click"/>Double-click</text:h>
      <text:p text:style-name="Text_20_body"><text:s/>Check for a double-click with a mouse, or a double-tap on a touchscreen. </text:p>
      <text:p text:style-name="Text_20_body"><text:a xlink:type="simple" xlink:href="https://wiki.gdevelop.io/gdevelop5/extensions/double-click/reference" text:style-name="Internet_20_link" text:visited-style-name="Visited_20_Internet_20_Link">Read more...</text:a> </text:p>
      <text:h text:style-name="Heading_20_4" text:outline-level="4"><text:bookmark text:name="gamepads_controllers"/>Gamepads (controllers)</text:h>
      <text:p text:style-name="Text_20_body"><text:s/>Add support for gamepads (or other controllers) to your game, giving access to information such as button presses, axis positions, trigger pressure, etc… </text:p>
      <text:p text:style-name="Text_20_body"><text:a xlink:type="simple" xlink:href="https://wiki.gdevelop.io/gdevelop5/all-features/gamepad" text:style-name="Internet_20_link" text:visited-style-name="Visited_20_Internet_20_Link">Read more...</text:a> (<text:a xlink:type="simple" xlink:href="https://wiki.gdevelop.io/gdevelop5/extensions/gamepads/reference" text:style-name="Internet_20_link" text:visited-style-name="Visited_20_Internet_20_Link">reference</text:a>) </text:p>
      <text:h text:style-name="Heading_20_4" text:outline-level="4"><text:bookmark text:name="konami_code"/>Konami Code</text:h>
      <text:p text:style-name="Text_20_body"><text:s/>Allows to input the classic Konami Code (“Up, Up, Down, Down, Left, Right, Left, Right, B, A”) into a scene for cheats and easter eggs. </text:p>
      <text:p text:style-name="Text_20_body"><text:a xlink:type="simple" xlink:href="https://wiki.gdevelop.io/gdevelop5/extensions/konami-code/reference" text:style-name="Internet_20_link" text:visited-style-name="Visited_20_Internet_20_Link">Read more...</text:a> </text:p>
      <text:h text:style-name="Heading_20_4" text:outline-level="4"><text:bookmark text:name="mouse_helper"/>Mouse Helper</text:h>
      <text:p text:style-name="Text_20_body"><text:s/>Check if a sprite has been clicked and turn any objects into a cursor. </text:p>
      <text:p text:style-name="Text_20_body"><text:a xlink:type="simple" xlink:href="https://wiki.gdevelop.io/gdevelop5/extensions/mouse-helper/reference" text:style-name="Internet_20_link" text:visited-style-name="Visited_20_Internet_20_Link">Read more...</text:a> </text:p>
      <text:h text:style-name="Heading_20_4" text:outline-level="4"><text:bookmark text:name="mouse_pointer_lock"/>Mouse Pointer Lock</text:h>
      <text:p text:style-name="Text_20_body"><text:s/>This behavior removes the limit on the distance the mouse can move and hides the cursor. </text:p>
      <text:p text:style-name="Text_20_body"><text:a xlink:type="simple" xlink:href="https://github.com/PANDAKO-GitHub/MousePointerLockExtension" text:style-name="Internet_20_link" text:visited-style-name="Visited_20_Internet_20_Link">Read more...</text:a> (<text:a xlink:type="simple" xlink:href="https://wiki.gdevelop.io/gdevelop5/extensions/mouse-pointer-lock/reference" text:style-name="Internet_20_link" text:visited-style-name="Visited_20_Internet_20_Link">reference</text:a>) </text:p>
      <text:h text:style-name="Heading_20_4" text:outline-level="4"><text:bookmark text:name="multitouch_joystick_and_buttons"/>Multitouch joystick and buttons</text:h>
      <text:p text:style-name="Text_20_body"><text:s/>Activate a joystick or buttons that can be controlled by interacting with a touchscreen. </text:p>
      <text:p text:style-name="Text_20_body"><text:a xlink:type="simple" xlink:href="https://wiki.gdevelop.io/gdevelop5/extensions/multitouch-joystick/start" text:style-name="Internet_20_link" text:visited-style-name="Visited_20_Internet_20_Link">Read more...</text:a> (<text:a xlink:type="simple" xlink:href="https://wiki.gdevelop.io/gdevelop5/extensions/multitouch-joystick/reference" text:style-name="Internet_20_link" text:visited-style-name="Visited_20_Internet_20_Link">reference</text:a>) </text:p>
      <text:h text:style-name="Heading_20_4" text:outline-level="4"><text:bookmark text:name="pinching_gesture"/>Pinching gesture</text:h>
      <text:p text:style-name="Text_20_body"><text:s/>Move the camera or objects with pinching gestures. </text:p>
      <text:p text:style-name="Text_20_body"><text:a xlink:type="simple" xlink:href="https://wiki.gdevelop.io/gdevelop5/extensions/pinch-gesture/reference" text:style-name="Internet_20_link" text:visited-style-name="Visited_20_Internet_20_Link">Read more...</text:a> </text:p>
      <text:h text:style-name="Heading_20_4" text:outline-level="4"><text:bookmark text:name="swipe_detector"/>Swipe Detector</text:h>
      <text:p text:style-name="Text_20_body"><text:s/>A behavior that detects a swipe being done on the screen, and that gives you information about it, including the direction and the length. </text:p>
      <text:p text:style-name="Text_20_body"><text:soft-page-break/><text:a xlink:type="simple" xlink:href="https://wiki.gdevelop.io/gdevelop5/extensions/swipe/reference" text:style-name="Internet_20_link" text:visited-style-name="Visited_20_Internet_20_Link">Read more...</text:a> </text:p>
      <text:h text:style-name="Heading_20_3" text:outline-level="3"><text:bookmark text:name="movement"/>Movement</text:h>
      <text:h text:style-name="Heading_20_4" text:outline-level="4"><text:bookmark text:name="advanced_platformer_movements"/>Advanced platformer movements</text:h>
      <text:p text:style-name="Text_20_body"><text:s/>Enhancements for the platformer character: air jump, wall jump wall sliding, coyote time and dashing. </text:p>
      <text:p text:style-name="Text_20_body"><text:a xlink:type="simple" xlink:href="https://wiki.gdevelop.io/gdevelop5/extensions/advanced-jump/reference" text:style-name="Internet_20_link" text:visited-style-name="Visited_20_Internet_20_Link">Read more...</text:a> </text:p>
      <text:h text:style-name="Heading_20_4" text:outline-level="4"><text:bookmark text:name="animated_back_and_forth_movement"/>Animated Back and Forth Movement</text:h>
      <text:p text:style-name="Text_20_body"><text:s/>Make the object go on the left, then when some distance is reached, flip and go back to the right. Make sure that your object has two animations called “GoLeft” and “TurnLeft”. </text:p>
      <text:p text:style-name="Text_20_body"><text:a xlink:type="simple" xlink:href="https://wiki.gdevelop.io/gdevelop5/extensions/animated-back-and-forth-movement/reference" text:style-name="Internet_20_link" text:visited-style-name="Visited_20_Internet_20_Link">Read more...</text:a> </text:p>
      <text:h text:style-name="Heading_20_4" text:outline-level="4"><text:bookmark text:name="boids_movement_experimental"/>Boids movement (experimental)</text:h>
      <text:p text:style-name="Text_20_body"><text:s/>Simulates flocks movement. </text:p>
      <text:p text:style-name="Text_20_body"><text:a xlink:type="simple" xlink:href="https://en.wikipedia.org/wiki/Boids" text:style-name="Internet_20_link" text:visited-style-name="Visited_20_Internet_20_Link">Read more...</text:a> (<text:a xlink:type="simple" xlink:href="https://wiki.gdevelop.io/gdevelop5/extensions/boids-movement/reference" text:style-name="Internet_20_link" text:visited-style-name="Visited_20_Internet_20_Link">reference</text:a>) </text:p>
      <text:h text:style-name="Heading_20_4" text:outline-level="4"><text:bookmark text:name="boomerang"/>Boomerang</text:h>
      <text:p text:style-name="Text_20_body"><text:s/>Throw an object that returns to the thrower like a boomerang. </text:p>
      <text:p text:style-name="Text_20_body"><text:a xlink:type="simple" xlink:href="https://wiki.gdevelop.io/gdevelop5/extensions/boomerang/reference" text:style-name="Internet_20_link" text:visited-style-name="Visited_20_Internet_20_Link">Read more...</text:a> </text:p>
      <text:h text:style-name="Heading_20_4" text:outline-level="4"><text:bookmark text:name="bounce_using_forces"/>Bounce (using forces)</text:h>
      <text:p text:style-name="Text_20_body"><text:s/>Provides an action to make the object bounce from another object it just touched. Add a permanent force to the object and, when in collision with another one, use the action to make it bounce realistically. </text:p>
      <text:p text:style-name="Text_20_body"><text:a xlink:type="simple" xlink:href="http://wiki.compilgames.net/doku.php/gdevelop5/extensions/bounce" text:style-name="Internet_20_link" text:visited-style-name="Visited_20_Internet_20_Link">Read more...</text:a> (<text:a xlink:type="simple" xlink:href="https://wiki.gdevelop.io/gdevelop5/extensions/bounce/reference" text:style-name="Internet_20_link" text:visited-style-name="Visited_20_Internet_20_Link">reference</text:a>) </text:p>
      <text:h text:style-name="Heading_20_4" text:outline-level="4"><text:bookmark text:name="draggable_for_physics_objects"/>Draggable (for physics objects)</text:h>
      <text:p text:style-name="Text_20_body"><draw:frame draw:style-name="fr1" draw:name="Figura71" text:anchor-type="as-char" svg:width="1.27cm" svg:height="1.27cm" draw:z-index="4"><draw:image xlink:href="https://wiki.gdevelop.io/lib/exe/fetch.php?w=48&amp;h=48&amp;tok=3ac034&amp;media=https%3A%2F%2Fresources.gdevelop-app.com%2Fassets%2FIcons%2FGlyphster%20Pack%2FMaster%2FSVG%2FVirtual%20Reality%2FVirtual%20Reality_hand_vr_ar_360.svg%3F%26.png" xlink:type="simple" xlink:show="embed" xlink:actuate="onLoad"/></draw:frame><text:s/>Drag a physics object with the mouse (or touch). </text:p>
      <text:p text:style-name="Text_20_body"><text:a xlink:type="simple" xlink:href="https://wiki.gdevelop.io/gdevelop5/extensions/draggable-physics/reference" text:style-name="Internet_20_link" text:visited-style-name="Visited_20_Internet_20_Link">Read more...</text:a> </text:p>
      <text:h text:style-name="Heading_20_4" text:outline-level="4"><text:bookmark text:name="ellipse_movement"/>Ellipse movement</text:h>
      <text:p text:style-name="Text_20_body"><text:s/>Move objects on ellipses or smoothly back and forth in one direction. </text:p>
      <text:p text:style-name="Text_20_body"><text:a xlink:type="simple" xlink:href="https://wiki.gdevelop.io/gdevelop5/extensions/ellipse-movement/reference" text:style-name="Internet_20_link" text:visited-style-name="Visited_20_Internet_20_Link">Read more...</text:a> </text:p>
      <text:h text:style-name="Heading_20_4" text:outline-level="4"><text:bookmark text:name="explosion_force"/>Explosion force</text:h>
      <text:p text:style-name="Text_20_body"><text:s/>Simulate an explosion with physics forces on target objects. </text:p>
      <text:p text:style-name="Text_20_body"><text:a xlink:type="simple" xlink:href="https://victrisgames.itch.io/extension-explosion-force" text:style-name="Internet_20_link" text:visited-style-name="Visited_20_Internet_20_Link">Read more...</text:a> (<text:a xlink:type="simple" xlink:href="https://wiki.gdevelop.io/gdevelop5/extensions/explosion-force/reference" text:style-name="Internet_20_link" text:visited-style-name="Visited_20_Internet_20_Link">reference</text:a>) </text:p>
      <text:h text:style-name="Heading_20_4" text:outline-level="4"><text:bookmark text:name="face_forward"/><text:soft-page-break/>Face Forward</text:h>
      <text:p text:style-name="Text_20_body"><text:s/>Face object towards the direction of movement. </text:p>
      <text:p text:style-name="Text_20_body"><text:a xlink:type="simple" xlink:href="https://victrisgames.itch.io/extension-faceforward" text:style-name="Internet_20_link" text:visited-style-name="Visited_20_Internet_20_Link">Read more...</text:a> (<text:a xlink:type="simple" xlink:href="https://wiki.gdevelop.io/gdevelop5/extensions/face-forward/reference" text:style-name="Internet_20_link" text:visited-style-name="Visited_20_Internet_20_Link">reference</text:a>) </text:p>
      <text:h text:style-name="Heading_20_4" text:outline-level="4"><text:bookmark text:name="homing_projectile"/>Homing projectile</text:h>
      <text:p text:style-name="Text_20_body"><text:s/>Make a projectile object move towards a target object. </text:p>
      <text:p text:style-name="Text_20_body"><text:a xlink:type="simple" xlink:href="https://victrisgames.itch.io/extension-homing-projectile" text:style-name="Internet_20_link" text:visited-style-name="Visited_20_Internet_20_Link">Read more...</text:a> (<text:a xlink:type="simple" xlink:href="https://wiki.gdevelop.io/gdevelop5/extensions/homing-projectile/reference" text:style-name="Internet_20_link" text:visited-style-name="Visited_20_Internet_20_Link">reference</text:a>) </text:p>
      <text:h text:style-name="Heading_20_4" text:outline-level="4"><text:bookmark text:name="linear_movement"/>Linear Movement</text:h>
      <text:p text:style-name="Text_20_body"><text:s/>Move the object linearly, according to the speed configured on X and Y axis. Useful for simple enemies, bullets or objects following a straight line on the screen. </text:p>
      <text:p text:style-name="Text_20_body"><text:a xlink:type="simple" xlink:href="https://wiki.gdevelop.io/gdevelop5/extensions/linear-movement/reference" text:style-name="Internet_20_link" text:visited-style-name="Visited_20_Internet_20_Link">Read more...</text:a> </text:p>
      <text:h text:style-name="Heading_20_4" text:outline-level="4"><text:bookmark text:name="magnetic_effect"/>Magnetic Effect</text:h>
      <text:p text:style-name="Text_20_body"><text:s/>Attract an object to another object, with customisable speed and distance. </text:p>
      <text:p text:style-name="Text_20_body"><text:a xlink:type="simple" xlink:href="https://wiki.gdevelop.io/gdevelop5/extensions/magnetic-effect/reference" text:style-name="Internet_20_link" text:visited-style-name="Visited_20_Internet_20_Link">Read more...</text:a> </text:p>
      <text:h text:style-name="Heading_20_4" text:outline-level="4"><text:bookmark text:name="make_objects_orbit_around_a_center_object"/>Make objects orbit around a center object</text:h>
      <text:p text:style-name="Text_20_body"><text:s/>Make objects orbit around a center object. You can customize the number of objects, speed, etc… </text:p>
      <text:p text:style-name="Text_20_body"><text:a xlink:type="simple" xlink:href="https://wiki.gdevelop.io/gdevelop5/extensions/orbiting-objects/reference" text:style-name="Internet_20_link" text:visited-style-name="Visited_20_Internet_20_Link">Read more...</text:a> </text:p>
      <text:h text:style-name="Heading_20_4" text:outline-level="4"><text:bookmark text:name="pixel_perfect_movement"/>Pixel perfect movement</text:h>
      <text:p text:style-name="Text_20_body"><text:s/>Grid-based or pixel perfect platformer and top-down movements. </text:p>
      <text:p text:style-name="Text_20_body"><text:a xlink:type="simple" xlink:href="https://wiki.gdevelop.io/gdevelop5/extensions/pixel-perfect-movement/reference" text:style-name="Internet_20_link" text:visited-style-name="Visited_20_Internet_20_Link">Read more...</text:a> </text:p>
      <text:h text:style-name="Heading_20_4" text:outline-level="4"><text:bookmark text:name="platformer_trajectory"/>Platformer trajectory</text:h>
      <text:p text:style-name="Text_20_body"><text:s/>Platformer character jump easy configuration and platformer AI tools. </text:p>
      <text:p text:style-name="Text_20_body"><text:a xlink:type="simple" xlink:href="https://wiki.gdevelop.io/gdevelop5/extensions/platformer-trajectory/reference" text:style-name="Internet_20_link" text:visited-style-name="Visited_20_Internet_20_Link">Read more...</text:a> </text:p>
      <text:h text:style-name="Heading_20_4" text:outline-level="4"><text:bookmark text:name="rectangular_movement"/>Rectangular movement</text:h>
      <text:p text:style-name="Text_20_body"><text:s/>Move objects in a rectangular pattern. </text:p>
      <text:p text:style-name="Text_20_body"><text:a xlink:type="simple" xlink:href="https://wiki.gdevelop.io/gdevelop5/extensions/rectangle-movement/reference" text:style-name="Internet_20_link" text:visited-style-name="Visited_20_Internet_20_Link">Read more...</text:a> </text:p>
      <text:h text:style-name="Heading_20_4" text:outline-level="4"><text:bookmark text:name="screen_wrap"/>Screen Wrap</text:h>
      <text:p text:style-name="Text_20_body"><text:s/>Teleport object when it moves off the screen and immediately appear on the opposite side while maintaining speed and trajectory. </text:p>
      <text:p text:style-name="Text_20_body"><text:a xlink:type="simple" xlink:href="https://wiki.gdevelop.io/gdevelop5/extensions/screen-wrap/reference" text:style-name="Internet_20_link" text:visited-style-name="Visited_20_Internet_20_Link">Read more...</text:a> </text:p>
      <text:h text:style-name="Heading_20_4" text:outline-level="4"><text:bookmark text:name="stay_on_screen"/>Stay On Screen</text:h>
      <text:p text:style-name="Text_20_body"><text:s/>Force the object to stay visible on the screen by setting back its position inside the viewport of the camera. </text:p>
      <text:p text:style-name="Text_20_body"><text:soft-page-break/><text:a xlink:type="simple" xlink:href="https://wiki.gdevelop.io/gdevelop5/extensions/stay-on-screen/reference" text:style-name="Internet_20_link" text:visited-style-name="Visited_20_Internet_20_Link">Read more...</text:a> </text:p>
      <text:h text:style-name="Heading_20_4" text:outline-level="4"><text:bookmark text:name="stick_objects_to_others"/>Stick objects to others</text:h>
      <text:p text:style-name="Text_20_body"><text:s/>Behavior to stick objects to other objects - so that they follow the position and rotation of the object they are stuck to. </text:p>
      <text:p text:style-name="Text_20_body"><text:a xlink:type="simple" xlink:href="https://wiki.gdevelop.io/gdevelop5/extensions/sticker/reference" text:style-name="Internet_20_link" text:visited-style-name="Visited_20_Internet_20_Link">Read more...</text:a> </text:p>
      <text:h text:style-name="Heading_20_4" text:outline-level="4"><text:bookmark text:name="timed_back_and_forth_movement"/>Timed Back and Forth Movement</text:h>
      <text:p text:style-name="Text_20_body"><text:s/>This behavior moves objects back and forth for a chosen time or distance, vertically or horizontally. </text:p>
      <text:p text:style-name="Text_20_body"><text:a xlink:type="simple" xlink:href="https://wiki.gdevelop.io/gdevelop5/extensions/timed-back-and-forth-movement/reference" text:style-name="Internet_20_link" text:visited-style-name="Visited_20_Internet_20_Link">Read more...</text:a> </text:p>
      <text:h text:style-name="Heading_20_4" text:outline-level="4"><text:bookmark text:name="make_object_travel_to_random_positions"/>Make object travel to random positions</text:h>
      <text:p text:style-name="Text_20_body"><text:s/>Make object travel to random positions (with the pathfinding behavior). </text:p>
      <text:p text:style-name="Text_20_body"><text:a xlink:type="simple" xlink:href="https://wiki.gdevelop.io/gdevelop5/extensions/travel-to-random-positions/reference" text:style-name="Internet_20_link" text:visited-style-name="Visited_20_Internet_20_Link">Read more...</text:a> </text:p>
      <text:h text:style-name="Heading_20_4" text:outline-level="4"><text:bookmark text:name="turret_movement"/>Turret movement</text:h>
      <text:p text:style-name="Text_20_body"><text:s/>A turret movement with customizable speed, acceleration and stop angles. </text:p>
      <text:p text:style-name="Text_20_body"><text:a xlink:type="simple" xlink:href="https://wiki.gdevelop.io/gdevelop5/extensions/turret/reference" text:style-name="Internet_20_link" text:visited-style-name="Visited_20_Internet_20_Link">Read more...</text:a> </text:p>
      <text:h text:style-name="Heading_20_3" text:outline-level="3"><text:bookmark text:name="network"/>Network</text:h>
      <text:h text:style-name="Heading_20_4" text:outline-level="4"><text:bookmark text:name="advanced_p2p_event_handling"/>Advanced p2p event handling</text:h>
      <text:p text:style-name="Text_20_body"><text:s/>Allows handling all received P2P events at once instead of one per frame. It is more complex but also potentially more performant. </text:p>
      <text:p text:style-name="Text_20_body"><text:a xlink:type="simple" xlink:href="https://wiki.gdevelop.io/gdevelop5/extensions/advanced-p2pevent-handling/reference" text:style-name="Internet_20_link" text:visited-style-name="Visited_20_Internet_20_Link">Read more...</text:a> </text:p>
      <text:h text:style-name="Heading_20_4" text:outline-level="4"><text:bookmark text:name="internet_connectivity"/>Internet Connectivity</text:h>
      <text:p text:style-name="Text_20_body"><text:s/>Checks if the device running the game is connected to the internet. </text:p>
      <text:p text:style-name="Text_20_body"><text:a xlink:type="simple" xlink:href="https://wiki.gdevelop.io/gdevelop5/extensions/internet-connectivity/reference" text:style-name="Internet_20_link" text:visited-style-name="Visited_20_Internet_20_Link">Read more...</text:a> </text:p>
      <text:h text:style-name="Heading_20_4" text:outline-level="4"><text:bookmark text:name="mqtt_client_advanced"/>MQTT Client (advanced)</text:h>
      <text:p text:style-name="Text_20_body"><text:s/>An MQTT client for GDevelop: allow connections to a MQTT server and send/receive messages. </text:p>
      <text:p text:style-name="Text_20_body"><text:a xlink:type="simple" xlink:href="https://wiki.gdevelop.io/gdevelop5/extensions/mqtt/reference" text:style-name="Internet_20_link" text:visited-style-name="Visited_20_Internet_20_Link">Read more...</text:a> </text:p>
      <text:h text:style-name="Heading_20_4" text:outline-level="4"><text:bookmark text:name="webpage_url_tools_web_browser"/>Webpage URL tools (Web browser)</text:h>
      <text:p text:style-name="Text_20_body"><text:s/>Allows to read on Web browser exports of the game and manipulate URLs generally. </text:p>
      <text:p text:style-name="Text_20_body"><text:a xlink:type="simple" xlink:href="https://wiki.gdevelop.io/gdevelop5/extensions/urltools/reference" text:style-name="Internet_20_link" text:visited-style-name="Visited_20_Internet_20_Link">Read more...</text:a> </text:p>
      <text:h text:style-name="Heading_20_4" text:outline-level="4"><text:bookmark text:name="websocket_client"/>WebSocket client</text:h>
      <text:p text:style-name="Text_20_body"><text:s/>A WebSocket client for fast client-server networking. </text:p>
      <text:p text:style-name="Text_20_body"><text:a xlink:type="simple" xlink:href="https://wiki.gdevelop.io/gdevelop5/extensions/web-socket-client/reference" text:style-name="Internet_20_link" text:visited-style-name="Visited_20_Internet_20_Link">Read more...</text:a> </text:p>
      <text:h text:style-name="Heading_20_3" text:outline-level="3"><text:bookmark text:name="third-party"/><text:soft-page-break/>Third-party</text:h>
      <text:h text:style-name="Heading_20_4" text:outline-level="4"><text:bookmark text:name="discord_rich_presence_windows_mac_linux"/>Discord rich presence (Windows, Mac, Linux)</text:h>
      <text:p text:style-name="Text_20_body"><text:s/>Adds discord rich presence to your games. </text:p>
      <text:p text:style-name="Text_20_body"><text:a xlink:type="simple" xlink:href="https://wiki.gdevelop.io/gdevelop5/extensions/discord-rich-presence/reference" text:style-name="Internet_20_link" text:visited-style-name="Visited_20_Internet_20_Link">Read more...</text:a> </text:p>
      <text:h text:style-name="Heading_20_3" text:outline-level="3"><text:bookmark text:name="user_interface"/>User interface</text:h>
      <text:h text:style-name="Heading_20_4" text:outline-level="4"><text:bookmark text:name="align_object_on_the_screen"/>Align object on the screen</text:h>
      <text:p text:style-name="Text_20_body"><text:s/>Align objects on the scene relatively to the window (or screen size). </text:p>
      <text:p text:style-name="Text_20_body"><text:a xlink:type="simple" xlink:href="https://wiki.gdevelop.io/gdevelop5/extensions/align-object/reference" text:style-name="Internet_20_link" text:visited-style-name="Visited_20_Internet_20_Link">Read more...</text:a> </text:p>
      <text:h text:style-name="Heading_20_4" text:outline-level="4"><text:bookmark text:name="auto_typing_animation_for_text_typewriter_effect"/>Auto typing animation for text ("typewriter" effect)</text:h>
      <text:p text:style-name="Text_20_body"><text:s/>Animate text to simulate it being written one character at at time (a “typewriter” effect). </text:p>
      <text:p text:style-name="Text_20_body"><text:a xlink:type="simple" xlink:href="https://wiki.gdevelop.io/gdevelop5/extensions/auto-typing/reference" text:style-name="Internet_20_link" text:visited-style-name="Visited_20_Internet_20_Link">Read more...</text:a> </text:p>
      <text:h text:style-name="Heading_20_4" text:outline-level="4"><text:bookmark text:name="cancellable_draggable_object"/>Cancellable draggable object</text:h>
      <text:p text:style-name="Text_20_body"><text:s/>Allow to cancel the drag of an object (having the Draggable behavior) and return it smoothly to its previous position. </text:p>
      <text:p text:style-name="Text_20_body"><text:a xlink:type="simple" xlink:href="https://wiki.gdevelop.io/gdevelop5/extensions/cancellable-draggable/reference" text:style-name="Internet_20_link" text:visited-style-name="Visited_20_Internet_20_Link">Read more...</text:a> </text:p>
      <text:h text:style-name="Heading_20_4" text:outline-level="4"><text:bookmark text:name="checkbox"/>Checkbox</text:h>
      <text:p text:style-name="Text_20_body"><text:s/>Checkbox that can be toggled by a left-click or touch. </text:p>
      <text:p text:style-name="Text_20_body"><text:a xlink:type="simple" xlink:href="https://wiki.gdevelop.io/gdevelop5/extensions/checkbox/reference" text:style-name="Internet_20_link" text:visited-style-name="Visited_20_Internet_20_Link">Read more...</text:a> </text:p>
      <text:h text:style-name="Heading_20_4" text:outline-level="4"><text:bookmark text:name="clipboard"/>Clipboard</text:h>
      <text:p text:style-name="Text_20_body"><text:s/>Read and write the clipboard. </text:p>
      <text:p text:style-name="Text_20_body"><text:a xlink:type="simple" xlink:href="https://wiki.gdevelop.io/gdevelop5/extensions/clipboard/reference" text:style-name="Internet_20_link" text:visited-style-name="Visited_20_Internet_20_Link">Read more...</text:a> </text:p>
      <text:h text:style-name="Heading_20_4" text:outline-level="4"><text:bookmark text:name="cursor_type"/>Cursor type</text:h>
      <text:p text:style-name="Text_20_body"><text:s/>Provides an action to change the type of the cursor, and a behavior to change the cursor when an object is hovered. </text:p>
      <text:p text:style-name="Text_20_body"><text:a xlink:type="simple" xlink:href="https://wiki.gdevelop.io/gdevelop5/extensions/cursor-type/reference" text:style-name="Internet_20_link" text:visited-style-name="Visited_20_Internet_20_Link">Read more...</text:a> </text:p>
      <text:h text:style-name="Heading_20_4" text:outline-level="4"><text:bookmark text:name="draggable_slider"/>Draggable slider</text:h>
      <text:p text:style-name="Text_20_body"><text:s/>A draggable slider that users can move to select a numerical value. </text:p>
      <text:p text:style-name="Text_20_body"><text:a xlink:type="simple" xlink:href="https://wiki.gdevelop.io/gdevelop5/extensions/draggable-slider-control/reference" text:style-name="Internet_20_link" text:visited-style-name="Visited_20_Internet_20_Link">Read more...</text:a> </text:p>
      <text:h text:style-name="Heading_20_4" text:outline-level="4"><text:bookmark text:name="emojis"/>Emojis</text:h>
      <text:p text:style-name="Text_20_body"><text:s/>Display emoji characters in text objects and store them in strings. </text:p>
      <text:p text:style-name="Text_20_body"><text:a xlink:type="simple" xlink:href="https://wiki.gdevelop.io/gdevelop5/extensions/emojis/reference" text:style-name="Internet_20_link" text:visited-style-name="Visited_20_Internet_20_Link">Read more...</text:a> </text:p>
      <text:h text:style-name="Heading_20_4" text:outline-level="4"><text:bookmark text:name="flexbox"/><text:soft-page-break/>Flexbox</text:h>
      <text:p text:style-name="Text_20_body"><text:s/>Allows using flexbox for positioning objects. </text:p>
      <text:p text:style-name="Text_20_body"><text:a xlink:type="simple" xlink:href="https://wiki.gdevelop.io/gdevelop5/extensions/flex-box/reference" text:style-name="Internet_20_link" text:visited-style-name="Visited_20_Internet_20_Link">Read more...</text:a> </text:p>
      <text:h text:style-name="Heading_20_4" text:outline-level="4"><text:bookmark text:name="iframe"/>Iframe</text:h>
      <text:p text:style-name="Text_20_body"><text:s/>Create or delete an iframe to embed websites. </text:p>
      <text:p text:style-name="Text_20_body"><text:a xlink:type="simple" xlink:href="https://wiki.gdevelop.io/gdevelop5/extensions/iframe/reference" text:style-name="Internet_20_link" text:visited-style-name="Visited_20_Internet_20_Link">Read more...</text:a> </text:p>
      <text:h text:style-name="Heading_20_4" text:outline-level="4"><text:bookmark text:name="input_validation"/>Input Validation</text:h>
      <text:p text:style-name="Text_20_body"><text:s/>Conditions and expressions to check, sanitize and manipulate strings. </text:p>
      <text:p text:style-name="Text_20_body"><text:a xlink:type="simple" xlink:href="https://wiki.gdevelop.io/gdevelop5/extensions/input-validation/reference" text:style-name="Internet_20_link" text:visited-style-name="Visited_20_Internet_20_Link">Read more...</text:a> </text:p>
      <text:h text:style-name="Heading_20_4" text:outline-level="4"><text:bookmark text:name="language"/>Language</text:h>
      <text:p text:style-name="Text_20_body"><text:s/>Get the preferred language of the user, set on their browser or device. </text:p>
      <text:p text:style-name="Text_20_body"><text:a xlink:type="simple" xlink:href="https://wiki.gdevelop.io/gdevelop5/extensions/language/reference" text:style-name="Internet_20_link" text:visited-style-name="Visited_20_Internet_20_Link">Read more...</text:a> </text:p>
      <text:h text:style-name="Heading_20_4" text:outline-level="4"><text:bookmark text:name="panel_sprite_button"/>Panel sprite button</text:h>
      <text:p text:style-name="Text_20_body"><text:s/>A button that can be customized. </text:p>
      <text:p text:style-name="Text_20_body"><text:a xlink:type="simple" xlink:href="https://wiki.gdevelop.io/gdevelop5/extensions/panel-sprite-button/reference" text:style-name="Internet_20_link" text:visited-style-name="Visited_20_Internet_20_Link">Read more...</text:a> </text:p>
      <text:h text:style-name="Heading_20_4" text:outline-level="4"><text:bookmark text:name="pop-up"/>Pop-up</text:h>
      <text:p text:style-name="Text_20_body"><text:s/>Display pop-ups to alert, ask confirmation, and let user type a response in text box. </text:p>
      <text:p text:style-name="Text_20_body"><text:a xlink:type="simple" xlink:href="https://wiki.gdevelop.io/gdevelop5/extensions/pop-up/reference" text:style-name="Internet_20_link" text:visited-style-name="Visited_20_Internet_20_Link">Read more...</text:a> </text:p>
      <text:h text:style-name="Heading_20_4" text:outline-level="4"><text:bookmark text:name="star_rating"/>Star Rating</text:h>
      <text:p text:style-name="Text_20_body"><text:s/>A rating system indicated by stars using the shape painter. </text:p>
      <text:p text:style-name="Text_20_body"><text:a xlink:type="simple" xlink:href="https://wiki.gdevelop.io/gdevelop5/extensions/star-rating/reference" text:style-name="Internet_20_link" text:visited-style-name="Visited_20_Internet_20_Link">Read more...</text:a> </text:p>
      <text:h text:style-name="Heading_20_4" text:outline-level="4"><text:bookmark text:name="console_commands_handler_for_text_entry_objects"/>Console (commands handler for Text Entry objects)</text:h>
      <text:p text:style-name="Text_20_body"><draw:frame draw:style-name="fr1" draw:name="Figura109" text:anchor-type="as-char" svg:width="1.27cm" svg:height="1.27cm" draw:z-index="5"><draw:image xlink:href="https://wiki.gdevelop.io/lib/exe/fetch.php?w=48&amp;h=48&amp;tok=b6b12b&amp;media=https%3A%2F%2Fresources.gdevelop-app.com%2Fassets%2FIcons%2Fconsole.svg%3F%26.png" xlink:type="simple" xlink:show="embed" xlink:actuate="onLoad"/></draw:frame><text:s/>A console behavior that allows parsing simple commands inputed via a Text Entry object. </text:p>
      <text:p text:style-name="Text_20_body"><text:a xlink:type="simple" xlink:href="https://wiki.gdevelop.io/gdevelop5/extensions/text-entry-console/reference" text:style-name="Internet_20_link" text:visited-style-name="Visited_20_Internet_20_Link">Read more...</text:a> </text:p>
      <text:h text:style-name="Heading_20_4" text:outline-level="4"><text:bookmark text:name="mobile_virtual_keyboard_for_text_entry"/>Mobile virtual keyboard for Text Entry</text:h>
      <text:p text:style-name="Text_20_body"><text:s/>Allow to open and close the virtual keyboard on mobile (iOS, Android). To be used with Text Entry objects. </text:p>
      <text:p text:style-name="Text_20_body"><text:a xlink:type="simple" xlink:href="https://wiki.gdevelop.io/gdevelop5/extensions/text-entry-virtual-keyboard/reference" text:style-name="Internet_20_link" text:visited-style-name="Visited_20_Internet_20_Link">Read more...</text:a> </text:p>
      <text:h text:style-name="Heading_20_4" text:outline-level="4"><text:bookmark text:name="time_formatting"/><text:soft-page-break/>Time formatting</text:h>
      <text:p text:style-name="Text_20_body"><text:s/>Expressions to transform time in seconds to format like HH:MM:SS. Ideal to display timers on screen. </text:p>
      <text:p text:style-name="Text_20_body"><text:a xlink:type="simple" xlink:href="https://wiki.gdevelop.io/gdevelop5/extensions/time-formatter/reference" text:style-name="Internet_20_link" text:visited-style-name="Visited_20_Internet_20_Link">Read more...</text:a> </text:p>
      <text:h text:style-name="Heading_20_4" text:outline-level="4"><text:bookmark text:name="toggle_switch"/>Toggle switch</text:h>
      <text:p text:style-name="Text_20_body"><text:s/>Toggle switch that users can click or touch. </text:p>
      <text:p text:style-name="Text_20_body"><text:a xlink:type="simple" xlink:href="https://wiki.gdevelop.io/gdevelop5/extensions/toggle-switch/reference" text:style-name="Internet_20_link" text:visited-style-name="Visited_20_Internet_20_Link">Read more...</text:a> </text:p>
      <text:h text:style-name="Heading_20_3" text:outline-level="3"><text:bookmark text:name="visual_effect"/>Visual effect</text:h>
      <text:h text:style-name="Heading_20_4" text:outline-level="4"><text:bookmark text:name="depth_effect"/>Depth effect</text:h>
      <text:p text:style-name="Text_20_body"><text:s/>Change scale based on Y position to simulate depth of field. </text:p>
      <text:p text:style-name="Text_20_body"><text:a xlink:type="simple" xlink:href="https://victrisgames.itch.io/extension-sinemovement-and-deptheffect" text:style-name="Internet_20_link" text:visited-style-name="Visited_20_Internet_20_Link">Read more...</text:a> (<text:a xlink:type="simple" xlink:href="https://wiki.gdevelop.io/gdevelop5/extensions/depth-effect/reference" text:style-name="Internet_20_link" text:visited-style-name="Visited_20_Internet_20_Link">reference</text:a>) </text:p>
      <text:h text:style-name="Heading_20_4" text:outline-level="4"><text:bookmark text:name="flash_blink"/>Flash (blink)</text:h>
      <text:p text:style-name="Text_20_body"><text:s/>Make the object flash (blink) for a period of time, so that it is alternately visible and invisible. Trigger the effect by using the Flash action. </text:p>
      <text:p text:style-name="Text_20_body"><text:a xlink:type="simple" xlink:href="https://wiki.gdevelop.io/gdevelop5/extensions/flash/reference" text:style-name="Internet_20_link" text:visited-style-name="Visited_20_Internet_20_Link">Read more...</text:a> </text:p>
      <text:h text:style-name="Heading_20_4" text:outline-level="4"><text:bookmark text:name="flash_layer"/>Flash layer</text:h>
      <text:p text:style-name="Text_20_body"><text:s/>Make a layer visible for a specified duration, and then hide the layer. </text:p>
      <text:p text:style-name="Text_20_body"><text:a xlink:type="simple" xlink:href="https://wiki.gdevelop.io/gdevelop5/extensions/flash-layer/reference" text:style-name="Internet_20_link" text:visited-style-name="Visited_20_Internet_20_Link">Read more...</text:a> </text:p>
      <text:h text:style-name="Heading_20_4" text:outline-level="4"><text:bookmark text:name="flash_and_transition_painter"/>Flash and transition painter</text:h>
      <text:p text:style-name="Text_20_body"><text:s/>Behavior for shape painter allows you to paint a color all over the screen for period of time with an effect (useful for simulate flash and transition effect). </text:p>
      <text:p text:style-name="Text_20_body"><text:a xlink:type="simple" xlink:href="https://wiki.gdevelop.io/gdevelop5/extensions/flash-transition-painter/reference" text:style-name="Internet_20_link" text:visited-style-name="Visited_20_Internet_20_Link">Read more...</text:a> </text:p>
      <text:h text:style-name="Heading_20_4" text:outline-level="4"><text:bookmark text:name="marching_squares_experimental"/>Marching Squares (experimental)</text:h>
      <text:p text:style-name="Text_20_body"><text:s/>Allow to build a “scalar field” and draw contour lines of it: useful for fog of wars, liquid effects, paint the ground, etc… </text:p>
      <text:p text:style-name="Text_20_body"><text:a xlink:type="simple" xlink:href="https://wiki.gdevelop.io/gdevelop5/extensions/marching-squares" text:style-name="Internet_20_link" text:visited-style-name="Visited_20_Internet_20_Link">Read more...</text:a> (<text:a xlink:type="simple" xlink:href="https://wiki.gdevelop.io/gdevelop5/extensions/marching-squares/reference" text:style-name="Internet_20_link" text:visited-style-name="Visited_20_Internet_20_Link">reference</text:a>) </text:p>
      <text:h text:style-name="Heading_20_4" text:outline-level="4"><text:bookmark text:name="object_recolorizer_experimental"/>Object recolorizer (experimental)</text:h>
      <text:p text:style-name="Text_20_body"><text:s/>Independently change the colors of a sprite, a tiled sprite or a panel sprite. </text:p>
      <text:p text:style-name="Text_20_body"><text:a xlink:type="simple" xlink:href="https://wiki.gdevelop.io/gdevelop5/extensions/recolorizer/reference" text:style-name="Internet_20_link" text:visited-style-name="Visited_20_Internet_20_Link">Read more...</text:a> </text:p>
      <text:h text:style-name="Heading_20_4" text:outline-level="4"><text:bookmark text:name="reflection"/>Reflection</text:h>
      <text:p text:style-name="Text_20_body"><text:s/>Add a reflection to a selected object. </text:p>
      <text:p text:style-name="Text_20_body"><text:a xlink:type="simple" xlink:href="https://wiki.gdevelop.io/gdevelop5/extensions/reflection/reference" text:style-name="Internet_20_link" text:visited-style-name="Visited_20_Internet_20_Link">Read more...</text:a> </text:p>
      <text:h text:style-name="Heading_20_4" text:outline-level="4"><text:bookmark text:name="animate_shadow_clones"/><text:soft-page-break/>Animate Shadow Clones</text:h>
      <text:p text:style-name="Text_20_body"><text:s/>Create and animate shadow clones that follow the path of a primary object. </text:p>
      <text:p text:style-name="P8"><text:a xlink:type="simple" xlink:href="https://www.youtube.com/watch?v=2t4ANYgrrak" text:style-name="Internet_20_link" text:visited-style-name="Visited_20_Internet_20_Link">Read more...</text:a> (<text:a xlink:type="simple" xlink:href="https://wiki.gdevelop.io/gdevelop5/extensions/shadow-clones/reference" text:style-name="Internet_20_link" text:visited-style-name="Visited_20_Internet_20_Link">reference</text:a>) </text:p>
      <text:h text:style-name="Heading_20_4" text:outline-level="4"><text:bookmark text:name="shake_object_position_angle_scale"/>Shake Object (position, angle, scale)</text:h>
      <text:p text:style-name="Text_20_body"><text:s/>Shake an object, using one or more ways to shake (position, angle, scale). </text:p>
      <text:p text:style-name="Text_20_body"><text:a xlink:type="simple" xlink:href="https://victrisgames.itch.io/gdevelop-camera-shake-example" text:style-name="Internet_20_link" text:visited-style-name="Visited_20_Internet_20_Link">Read more...</text:a> (<text:a xlink:type="simple" xlink:href="https://wiki.gdevelop.io/gdevelop5/extensions/shake-object/reference" text:style-name="Internet_20_link" text:visited-style-name="Visited_20_Internet_20_Link">reference</text:a>) </text:p>
      <text:h text:style-name="Heading_20_4" text:outline-level="4"><text:bookmark text:name="object_masking"/>Object Masking</text:h>
      <text:p text:style-name="Text_20_body"><text:s/>Use a sprite or a shape painter to mask another object. </text:p>
      <text:p text:style-name="Text_20_body"><text:a xlink:type="simple" xlink:href="https://wiki.gdevelop.io/gdevelop5/extensions/sprite-masking/reference" text:style-name="Internet_20_link" text:visited-style-name="Visited_20_Internet_20_Link">Read more...</text:a> </text:p>
      <text:h text:style-name="Heading_20_4" text:outline-level="4"><text:bookmark text:name="d_flip"/>3D Flip</text:h>
      <text:p text:style-name="Text_20_body"><text:s/>Flip sprites with a 3D effect. </text:p>
      <text:p text:style-name="Text_20_body"><text:a xlink:type="simple" xlink:href="https://wiki.gdevelop.io/gdevelop5/extensions/three-dflip/reference" text:style-name="Internet_20_link" text:visited-style-name="Visited_20_Internet_20_Link">Read more...</text:a> </text:p>
      <text:h text:style-name="Heading_20_4" text:outline-level="4"><text:bookmark text:name="ysort"/>YSort</text:h>
      <text:p text:style-name="Text_20_body"><text:s/>Create an illusion of depth by setting the Z-order based on the Y position of the object. Useful for isometric games, 2D games with a “Top-Down” view, RPG… </text:p>
      <text:p text:style-name="Text_20_body"><text:a xlink:type="simple" xlink:href="https://wiki.gdevelop.io/gdevelop5/extensions/ysort/reference" text:style-name="Internet_20_link" text:visited-style-name="Visited_20_Internet_20_Link">Read more...</text:a> </text:p>
      <text:h text:style-name="Heading_20_2" text:outline-level="2"><text:bookmark text:name="community_extensions"/>Community extensions</text:h>
      <text:p text:style-name="Text_20_body">The following extensions are made by community members — but not reviewed by the GDevelop extension team. As such, we can't guarantee it meets all the quality standards of official extensions. In case of doubt, contact the author to know more about what the extension does or inspect its content before using it. </text:p>
      <text:h text:style-name="Heading_20_3" text:outline-level="3"><text:bookmark text:name="advanced1"/>Advanced</text:h>
      <text:h text:style-name="Heading_20_4" text:outline-level="4"><text:bookmark text:name="clock"/>Clock</text:h>
      <text:p text:style-name="Text_20_body"><text:s/>Add clocks into your game. </text:p>
      <text:p text:style-name="Text_20_body"><text:a xlink:type="simple" xlink:href="https://wiki.gdevelop.io/gdevelop5/extensions/clock/reference" text:style-name="Internet_20_link" text:visited-style-name="Visited_20_Internet_20_Link">Read more...</text:a> </text:p>
      <text:h text:style-name="Heading_20_4" text:outline-level="4"><text:bookmark text:name="crypto_api"/>Crypto Api</text:h>
      <text:p text:style-name="Text_20_body">png Random number generator for integers and floats using the Crypto . </text:p>
      <text:p text:style-name="Text_20_body"><text:a xlink:type="simple" xlink:href="https://developer.mozilla.org/en-US/docs/Web/API/Crypto/getRandomValues" text:style-name="Internet_20_link" text:visited-style-name="Visited_20_Internet_20_Link">Read more...</text:a> (<text:a xlink:type="simple" xlink:href="https://wiki.gdevelop.io/gdevelop5/extensions/crypto-api/reference" text:style-name="Internet_20_link" text:visited-style-name="Visited_20_Internet_20_Link">reference</text:a>) </text:p>
      <text:h text:style-name="Heading_20_4" text:outline-level="4"><text:bookmark text:name="dynamic_water"/>Dynamic Water</text:h>
      <text:p text:style-name="Text_20_body"><text:s/>Easily create a realistic liquid surface simulation. </text:p>
      <text:p text:style-name="Text_20_body"><text:a xlink:type="simple" xlink:href="https://wiki.gdevelop.io/gdevelop5/extensions/dynamic-water/reference" text:style-name="Internet_20_link" text:visited-style-name="Visited_20_Internet_20_Link">Read more...</text:a> </text:p>
      <text:h text:style-name="Heading_20_4" text:outline-level="4"><text:bookmark text:name="object_picking_tools"/><text:soft-page-break/>Object picking tools</text:h>
      <text:p text:style-name="Text_20_body"><text:s/>Adds various object picking related tools. </text:p>
      <text:p text:style-name="Text_20_body"><text:a xlink:type="simple" xlink:href="https://wiki.gdevelop.io/gdevelop5/extensions/object-picking-tools/reference" text:style-name="Internet_20_link" text:visited-style-name="Visited_20_Internet_20_Link">Read more...</text:a> </text:p>
      <text:h text:style-name="Heading_20_3" text:outline-level="3"><text:bookmark text:name="device"/>Device</text:h>
      <text:h text:style-name="Heading_20_4" text:outline-level="4"><text:bookmark text:name="gps"/>GPS</text:h>
      <text:p text:style-name="Text_20_body"><text:s/>Adds a way to locate the player. </text:p>
      <text:p text:style-name="Text_20_body"><text:a xlink:type="simple" xlink:href="https://wiki.gdevelop.io/gdevelop5/extensions/geolocation/reference" text:style-name="Internet_20_link" text:visited-style-name="Visited_20_Internet_20_Link">Read more...</text:a> </text:p>
      <text:h text:style-name="Heading_20_4" text:outline-level="4"><text:bookmark text:name="voice_recognition_api"/>Voice Recognition API</text:h>
      <text:p text:style-name="Text_20_body"><text:s/>Converts voice to text. </text:p>
      <text:p text:style-name="Text_20_body"><text:a xlink:type="simple" xlink:href="https://developer.mozilla.org/en-US/docs/Web/API/Web_Speech_API/Using_the_Web_Speech_API" text:style-name="Internet_20_link" text:visited-style-name="Visited_20_Internet_20_Link">Read more...</text:a> (<text:a xlink:type="simple" xlink:href="https://wiki.gdevelop.io/gdevelop5/extensions/voice-recognition/reference" text:style-name="Internet_20_link" text:visited-style-name="Visited_20_Internet_20_Link">reference</text:a>) </text:p>
      <text:h text:style-name="Heading_20_3" text:outline-level="3"><text:bookmark text:name="game_mechanic1"/>Game mechanic</text:h>
      <text:h text:style-name="Heading_20_4" text:outline-level="4"><text:bookmark text:name="haslanded"/>HasLanded</text:h>
      <text:p text:style-name="Text_20_body"><text:s/>Checks if the object has landed on a given floor. </text:p>
      <text:p text:style-name="Text_20_body"><text:a xlink:type="simple" xlink:href="https://wiki.gdevelop.io/gdevelop5/extensions/has-landed/reference" text:style-name="Internet_20_link" text:visited-style-name="Visited_20_Internet_20_Link">Read more...</text:a> </text:p>
      <text:h text:style-name="Heading_20_4" text:outline-level="4"><text:bookmark text:name="point_and_orbit"/>Point and Orbit</text:h>
      <text:p text:style-name="Text_20_body"><text:s/>Point an object toward a position and Orbit around a position. </text:p>
      <text:p text:style-name="Text_20_body"><text:a xlink:type="simple" xlink:href="https://wiki.gdevelop.io/gdevelop5/extensions/point-and-orbit/reference" text:style-name="Internet_20_link" text:visited-style-name="Visited_20_Internet_20_Link">Read more...</text:a> </text:p>
      <text:h text:style-name="Heading_20_3" text:outline-level="3"><text:bookmark text:name="general1"/>General</text:h>
      <text:h text:style-name="Heading_20_4" text:outline-level="4"><text:bookmark text:name="animation_system"/>Animation system</text:h>
      <text:p text:style-name="Text_20_body"><text:s/>Adds easy to use pre-made animations. </text:p>
      <text:p text:style-name="Text_20_body"><text:a xlink:type="simple" xlink:href="https://wiki.gdevelop.io/gdevelop5/extensions/animation-system/reference" text:style-name="Internet_20_link" text:visited-style-name="Visited_20_Internet_20_Link">Read more...</text:a> </text:p>
      <text:h text:style-name="Heading_20_4" text:outline-level="4"><text:bookmark text:name="chatbubble"/>ChatBubble</text:h>
      <text:p text:style-name="Text_20_body"><text:s/>Create chat bubbles dynamically. </text:p>
      <text:p text:style-name="Text_20_body"><text:a xlink:type="simple" xlink:href="https://wiki.gdevelop.io/gdevelop5/extensions/chat-bubble/reference" text:style-name="Internet_20_link" text:visited-style-name="Visited_20_Internet_20_Link">Read more...</text:a> </text:p>
      <text:h text:style-name="Heading_20_4" text:outline-level="4"><text:bookmark text:name="dialog_box"/>Dialog Box</text:h>
      <text:p text:style-name="Text_20_body"><text:s/>This extension adds Dialog Box functionality that can be used for RPGs, visual novels, and more. </text:p>
      <text:p text:style-name="Text_20_body"><text:a xlink:type="simple" xlink:href="https://github.com/PANDAKO-GitHub/DialogBoxExtension" text:style-name="Internet_20_link" text:visited-style-name="Visited_20_Internet_20_Link">Read more...</text:a> (<text:a xlink:type="simple" xlink:href="https://wiki.gdevelop.io/gdevelop5/extensions/dialog-box/reference" text:style-name="Internet_20_link" text:visited-style-name="Visited_20_Internet_20_Link">reference</text:a>) </text:p>
      <text:h text:style-name="Heading_20_4" text:outline-level="4"><text:bookmark text:name="extra_inventory_functions"/>Extra inventory functions</text:h>
      <text:p text:style-name="Text_20_body"><text:s/>Adds functions that let you add/remove multiple items from an inventory, as well as a function to set the count of an item. </text:p>
      <text:p text:style-name="Text_20_body"><text:soft-page-break/><text:a xlink:type="simple" xlink:href="https://wiki.gdevelop.io/gdevelop5/extensions/extra-inventory/reference" text:style-name="Internet_20_link" text:visited-style-name="Visited_20_Internet_20_Link">Read more...</text:a> </text:p>
      <text:h text:style-name="Heading_20_4" text:outline-level="4"><text:bookmark text:name="flip_gravity"/>Flip Gravity</text:h>
      <text:p text:style-name="Text_20_body"><text:s/>Flip platformer character gravity up side down. </text:p>
      <text:p text:style-name="Text_20_body"><text:a xlink:type="simple" xlink:href="https://wiki.gdevelop.io/gdevelop5/extensions/flip-gravity/reference" text:style-name="Internet_20_link" text:visited-style-name="Visited_20_Internet_20_Link">Read more...</text:a> </text:p>
      <text:h text:style-name="Heading_20_4" text:outline-level="4"><text:bookmark text:name="json_resource_loading"/>JSON Resource Loading</text:h>
      <text:p text:style-name="Text_20_body"><text:s/>Loads a JSON resource into a variable. </text:p>
      <text:p text:style-name="Text_20_body"><text:a xlink:type="simple" xlink:href="https://wiki.gdevelop.io/gdevelop5/extensions/jsonresource-loader/reference" text:style-name="Internet_20_link" text:visited-style-name="Visited_20_Internet_20_Link">Read more...</text:a> </text:p>
      <text:h text:style-name="Heading_20_4" text:outline-level="4"><text:bookmark text:name="load_images_from_a_url"/>Load images from a URL</text:h>
      <text:p text:style-name="Text_20_body"><text:s/>Adds multiple actions to load images from a into the game. </text:p>
      <text:p text:style-name="Text_20_body"><text:a xlink:type="simple" xlink:href="https://wiki.gdevelop.io/gdevelop5/extensions/load-image-from-url/reference" text:style-name="Internet_20_link" text:visited-style-name="Visited_20_Internet_20_Link">Read more...</text:a> </text:p>
      <text:h text:style-name="Heading_20_4" text:outline-level="4"><text:bookmark text:name="make_it_rain"/>Make it rain</text:h>
      <text:p text:style-name="Text_20_body"><text:s/>Makes an object rain from a selected direction. </text:p>
      <text:p text:style-name="Text_20_body"><text:a xlink:type="simple" xlink:href="https://wiki.gdevelop.io/gdevelop5/extensions/make-it-rain/reference" text:style-name="Internet_20_link" text:visited-style-name="Visited_20_Internet_20_Link">Read more...</text:a> </text:p>
      <text:h text:style-name="Heading_20_4" text:outline-level="4"><text:bookmark text:name="pause_when_losing_focus"/>Pause when losing focus</text:h>
      <text:p text:style-name="Text_20_body"><text:s/>Pauses when focus is lost, restarts when focus is regained. </text:p>
      <text:p text:style-name="Text_20_body"><text:a xlink:type="simple" xlink:href="https://wiki.gdevelop.io/gdevelop5/extensions/pause-focus-lost/reference" text:style-name="Internet_20_link" text:visited-style-name="Visited_20_Internet_20_Link">Read more...</text:a> </text:p>
      <text:h text:style-name="Heading_20_4" text:outline-level="4"><text:bookmark text:name="platform_ledge_grabber"/>Platform ledge grabber</text:h>
      <text:p text:style-name="Text_20_body"><text:s/>Grab platforms ledges within reach automatically. </text:p>
      <text:p text:style-name="Text_20_body"><text:a xlink:type="simple" xlink:href="https://wiki.gdevelop.io/gdevelop5/extensions/platform-ledge-grabber/reference" text:style-name="Internet_20_link" text:visited-style-name="Visited_20_Internet_20_Link">Read more...</text:a> </text:p>
      <text:h text:style-name="Heading_20_4" text:outline-level="4"><text:bookmark text:name="pushablepullable_box"/>Pushable/Pullable Box</text:h>
      <text:p text:style-name="Text_20_body"><draw:frame draw:style-name="fr1" draw:name="Figura142" text:anchor-type="as-char" svg:width="1.27cm" svg:height="1.27cm" draw:z-index="6"><draw:image xlink:href="https://wiki.gdevelop.io/lib/exe/fetch.php?w=48&amp;h=48&amp;tok=89b4a3&amp;media=https%3A%2F%2Fresources.gdevelop-app.com%2Fassets%2FIcons%2FLine%20Hero%20Pack%2FMaster%2FSVG%2FConstruction%2FConstruction_barrel_oil_petroleum_tank.svg%3F%26.png" xlink:type="simple" xlink:show="embed" xlink:actuate="onLoad"/></draw:frame><text:s/>Convert object to a pushable or/and pullable box. </text:p>
      <text:p text:style-name="Text_20_body"><text:a xlink:type="simple" xlink:href="https://wiki.gdevelop.io/gdevelop5/extensions/pushable-and-pullable-box/reference" text:style-name="Internet_20_link" text:visited-style-name="Visited_20_Internet_20_Link">Read more...</text:a> </text:p>
      <text:h text:style-name="Heading_20_4" text:outline-level="4"><text:bookmark text:name="pushable_box_out_dated"/>Pushable Box (OUT DATED)</text:h>
      <text:p text:style-name="Text_20_body"><text:s/>Makes an object a pushable box. </text:p>
      <text:p text:style-name="Text_20_body"><text:a xlink:type="simple" xlink:href="https://wiki.gdevelop.io/gdevelop5/extensions/pushable-box/reference" text:style-name="Internet_20_link" text:visited-style-name="Visited_20_Internet_20_Link">Read more...</text:a> </text:p>
      <text:h text:style-name="Heading_20_4" text:outline-level="4"><text:bookmark text:name="record_movements"/>Record Movements</text:h>
      <text:p text:style-name="Text_20_body"><text:s/>Allow the user to record object movements and recall them to make reverse time mechanic. </text:p>
      <text:p text:style-name="Text_20_body"><text:a xlink:type="simple" xlink:href="https://wiki.gdevelop.io/gdevelop5/extensions/record-movements/reference" text:style-name="Internet_20_link" text:visited-style-name="Visited_20_Internet_20_Link">Read more...</text:a> </text:p>
      <text:h text:style-name="Heading_20_4" text:outline-level="4"><text:bookmark text:name="variablesreferences"/><text:soft-page-break/>Variables/References</text:h>
      <text:p text:style-name="Text_20_body"><text:s/>Adds references and pointers for variables. </text:p>
      <text:p text:style-name="Text_20_body"><text:a xlink:type="simple" xlink:href="https://wiki.gdevelop.io/gdevelop5/extensions/references/reference" text:style-name="Internet_20_link" text:visited-style-name="Visited_20_Internet_20_Link">Read more...</text:a> </text:p>
      <text:h text:style-name="Heading_20_4" text:outline-level="4"><text:bookmark text:name="sound_volume_based_on_distance"/>Sound volume based on distance</text:h>
      <text:p text:style-name="Text_20_body"><text:s/>Make any sound volume on any channel increase and decrease based on distance. </text:p>
      <text:p text:style-name="Text_20_body"><text:a xlink:type="simple" xlink:href="https://wiki.gdevelop.io/gdevelop5/extensions/sound-volume-based-on-distance/reference" text:style-name="Internet_20_link" text:visited-style-name="Visited_20_Internet_20_Link">Read more...</text:a> </text:p>
      <text:h text:style-name="Heading_20_4" text:outline-level="4"><text:bookmark text:name="sprite_based_lighting"/>Sprite Based Lighting</text:h>
      <text:p text:style-name="Text_20_body"><text:s/>Make light using sprites. </text:p>
      <text:p text:style-name="Text_20_body"><text:a xlink:type="simple" xlink:href="https://wiki.gdevelop.io/gdevelop5/extensions/sprite-based-lighting/reference" text:style-name="Internet_20_link" text:visited-style-name="Visited_20_Internet_20_Link">Read more...</text:a> </text:p>
      <text:h text:style-name="Heading_20_4" text:outline-level="4"><text:bookmark text:name="timedetector"/>TimeDetector</text:h>
      <text:p text:style-name="Text_20_body"><text:s/>Detects the current time of the day, week and month. </text:p>
      <text:p text:style-name="Text_20_body"><text:a xlink:type="simple" xlink:href="https://wiki.gdevelop.io/gdevelop5/extensions/time-detector/reference" text:style-name="Internet_20_link" text:visited-style-name="Visited_20_Internet_20_Link">Read more...</text:a> </text:p>
      <text:h text:style-name="Heading_20_4" text:outline-level="4"><text:bookmark text:name="trampoline_platform"/>Trampoline Platform</text:h>
      <text:p text:style-name="Text_20_body"><text:s/>Convert object to trampoline platform. </text:p>
      <text:p text:style-name="Text_20_body"><text:a xlink:type="simple" xlink:href="https://wiki.gdevelop.io/gdevelop5/extensions/trampoline-platform/reference" text:style-name="Internet_20_link" text:visited-style-name="Visited_20_Internet_20_Link">Read more...</text:a> </text:p>
      <text:h text:style-name="Heading_20_4" text:outline-level="4"><text:bookmark text:name="ygamesdk"/>YGameSDK</text:h>
      <text:p text:style-name="Text_20_body"><text:s/>YGameSDK. </text:p>
      <text:p text:style-name="Text_20_body"><text:a xlink:type="simple" xlink:href="https://wiki.gdevelop.io/gdevelop5/extensions/ygame-sdk/reference" text:style-name="Internet_20_link" text:visited-style-name="Visited_20_Internet_20_Link">Read more...</text:a> </text:p>
      <text:h text:style-name="Heading_20_3" text:outline-level="3"><text:bookmark text:name="movement1"/>Movement</text:h>
      <text:h text:style-name="Heading_20_4" text:outline-level="4"><text:bookmark text:name="rectangular_movement_deprecated"/>Rectangular Movement (deprecated)</text:h>
      <text:p text:style-name="Text_20_body"><text:s/>Allow an object to move in a rectangular pattern. </text:p>
      <text:p text:style-name="Text_20_body"><text:a xlink:type="simple" xlink:href="https://victrisgames.itch.io/extension-rectangular-movement" text:style-name="Internet_20_link" text:visited-style-name="Visited_20_Internet_20_Link">Read more...</text:a> (<text:a xlink:type="simple" xlink:href="https://wiki.gdevelop.io/gdevelop5/extensions/rectangular-movement/reference" text:style-name="Internet_20_link" text:visited-style-name="Visited_20_Internet_20_Link">reference</text:a>) </text:p>
      <text:h text:style-name="Heading_20_4" text:outline-level="4"><text:bookmark text:name="sine_or_ellipsis_movement_deprecated"/>Sine (or ellipsis) Movement (deprecated)</text:h>
      <text:p text:style-name="Text_20_body"><text:s/>Allow an object to move smoothly on the X and/or Y axis following a sine wave, or an ellipsis. </text:p>
      <text:p text:style-name="Text_20_body"><text:a xlink:type="simple" xlink:href="https://victrisgames.itch.io/extension-sinemovement-and-deptheffect" text:style-name="Internet_20_link" text:visited-style-name="Visited_20_Internet_20_Link">Read more...</text:a> (<text:a xlink:type="simple" xlink:href="https://wiki.gdevelop.io/gdevelop5/extensions/sine-movement/reference" text:style-name="Internet_20_link" text:visited-style-name="Visited_20_Internet_20_Link">reference</text:a>) </text:p>
      <text:h text:style-name="Heading_20_3" text:outline-level="3"><text:bookmark text:name="network1"/>Network</text:h>
      <text:h text:style-name="Heading_20_4" text:outline-level="4"><text:bookmark text:name="update_checker"/>Update checker</text:h>
      <text:p text:style-name="Text_20_body"><text:s/>Checks if the version of the game on liluo is different than the current game version. </text:p>
      <text:p text:style-name="Text_20_body"><text:a xlink:type="simple" xlink:href="https://wiki.gdevelop.io/gdevelop5/extensions/update-checker/reference" text:style-name="Internet_20_link" text:visited-style-name="Visited_20_Internet_20_Link">Read more...</text:a> </text:p>
      <text:h text:style-name="Heading_20_3" text:outline-level="3"><text:bookmark text:name="third-party1"/><text:soft-page-break/>Third-party</text:h>
      <text:h text:style-name="Heading_20_4" text:outline-level="4"><text:bookmark text:name="newgrounds_api"/>Newgrounds API</text:h>
      <text:p text:style-name="Text_20_body"><text:s/>Allows developers to use newgrounds . </text:p>
      <text:p text:style-name="Text_20_body">Limitations: only works with browser games. </text:p>
      <text:p text:style-name="Text_20_body"><text:a xlink:type="simple" xlink:href="https://bitbucket.org/newgrounds/newgrounds.io-for-javascript-html5/src/master/" text:style-name="Internet_20_link" text:visited-style-name="Visited_20_Internet_20_Link">Read more...</text:a> (<text:a xlink:type="simple" xlink:href="https://wiki.gdevelop.io/gdevelop5/extensions/newgrounds-api/reference" text:style-name="Internet_20_link" text:visited-style-name="Visited_20_Internet_20_Link">reference</text:a>) </text:p>
      <text:h text:style-name="Heading_20_2" text:outline-level="2"><text:bookmark text:name="make_your_own_extension"/>Make your own extension</text:h>
      <text:p text:style-name="Text_20_body">It's easy to create, directly in your project, new behaviors, actions, conditions or expressions for your game. </text:p>
      <text:p text:style-name="Text_20_body">Read more about this: </text:p>
      <text:list xml:id="list3104777740" text:style-name="L4">
        <text:list-item>
          <text:p text:style-name="P10"><text:a xlink:type="simple" xlink:href="https://wiki.gdevelop.io/gdevelop5/extensions/create" text:style-name="Internet_20_link" text:visited-style-name="Visited_20_Internet_20_Link">Create your own extensions</text:a></text:p>
        </text:list-item>
        <text:list-item>
          <text:p text:style-name="P10"><text:a xlink:type="simple" xlink:href="https://wiki.gdevelop.io/gdevelop5/extensions/share" text:style-name="Internet_20_link" text:visited-style-name="Visited_20_Internet_20_Link">Share extensions with the community</text:a></text:p>
        </text:list-item>
        <text:list-item>
          <text:p text:style-name="P9"><text:a xlink:type="simple" xlink:href="https://wiki.gdevelop.io/gdevelop5/extensions/extend-gdevelop" text:style-name="Internet_20_link" text:visited-style-name="Visited_20_Internet_20_Link">Extend GDevelop with JavaScript or C++</text: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09:10:00.287213050</meta:creation-date>
    <dc:date>2022-11-30T09:24:23.460346896</dc:date>
    <meta:editing-duration>PT14M22S</meta:editing-duration>
    <meta:editing-cycles>4</meta:editing-cycles>
    <meta:generator>LibreOffice/7.3.7.2$Linux_X86_64 LibreOffice_project/30$Build-2</meta:generator>
    <meta:document-statistic meta:table-count="0" meta:image-count="7" meta:object-count="0" meta:page-count="20" meta:paragraph-count="532" meta:word-count="3465" meta:character-count="21711" meta:non-whitespace-character-count="18300"/>
  </office:meta>
</office:document-meta>
</file>